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7.18mm"/>
    </style:style>
    <style:style style:name="co3" style:family="table-column">
      <style:table-column-properties fo:break-before="auto" style:column-width="5.75mm"/>
    </style:style>
    <style:style style:name="co4" style:family="table-column">
      <style:table-column-properties fo:break-before="auto" style:column-width="8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78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47mm" fo:break-before="auto" style:use-optimal-row-height="false"/>
    </style:style>
    <style:style style:name="ro4" style:family="table-row">
      <style:table-row-properties style:row-height="5.52mm" fo:break-before="auto" style:use-optimal-row-height="false"/>
    </style:style>
    <style:style style:name="ro5" style:family="table-row">
      <style:table-row-properties style:row-height="5.6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fo:background-color="#c9211e" style:text-align-source="fix" style:repeat-content="false" style:vertical-align="middl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e3e1e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e3e1e1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">
      <style:table-cell-properties fo:background-color="#d4cfcf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 style:data-style-name="N3">
      <style:table-cell-properties fo:background-color="#e3e1e1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e3e1e1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ackground-color="#e3e1e1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</style:style>
    <style:style style:name="ce24" style:family="table-cell" style:parent-style-name="Default"/>
    <style:style style:name="ce8" style:family="table-cell" style:parent-style-name="Default" style:data-style-name="N3"/>
    <style:style style:name="ce26" style:family="table-cell" style:parent-style-name="Default">
      <style:table-cell-properties fo:border-bottom="0.06pt solid #000000" fo:background-color="#e3e1e1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0.06pt solid #000000" fo:background-color="#e3e1e1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/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3"/>
        <table:table-column table:style-name="co1" table:number-columns-repeated="5" table:default-cell-style-name="ce15"/>
        <table:table-column table:style-name="co1" table:number-columns-repeated="2" table:default-cell-style-name="ce20"/>
        <table:table-column table:style-name="co1" table:default-cell-style-name="ce3"/>
        <table:table-column table:style-name="co1" table:default-cell-style-name="ce24"/>
        <table:table-column table:style-name="co1" table:default-cell-style-name="ce19"/>
        <table:table-column table:style-name="co1" table:default-cell-style-name="ce13"/>
        <table:table-column table:style-name="co1" table:default-cell-style-name="ce19"/>
        <table:table-column table:style-name="co1" table:default-cell-style-name="ce13"/>
        <table:table-column table:style-name="co1" table:default-cell-style-name="ce19"/>
        <table:table-column table:style-name="co1" table:default-cell-style-name="ce13"/>
        <table:table-column table:style-name="co1" table:default-cell-style-name="ce19"/>
        <table:table-column table:style-name="co2" table:default-cell-style-name="ce13"/>
        <table:table-column table:style-name="co1" table:default-cell-style-name="ce19"/>
        <table:table-column table:style-name="co1" table:default-cell-style-name="ce13"/>
        <table:table-column table:style-name="co1" table:default-cell-style-name="ce24"/>
        <table:table-column table:style-name="co1" table:default-cell-style-name="ce3"/>
        <table:table-column table:style-name="co1" table:number-columns-repeated="5" table:default-cell-style-name="ce17"/>
        <table:table-column table:style-name="co3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ce3"/>
        <table:table-column table:style-name="co1" table:default-cell-style-name="ce24"/>
        <table:table-column table:style-name="co1" table:default-cell-style-name="ce3"/>
        <table:table-column table:style-name="co1" table:number-columns-repeated="5" table:default-cell-style-name="ce15"/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ce3"/>
        <table:table-column table:style-name="co1" table:default-cell-style-name="ce24"/>
        <table:table-column table:style-name="co1" table:default-cell-style-name="ce3"/>
        <table:table-column table:style-name="co1" table:number-columns-repeated="6" table:default-cell-style-name="ce17"/>
        <table:table-column table:style-name="co2" table:number-columns-repeated="2" table:default-cell-style-name="ce17"/>
        <table:table-column table:style-name="co4" table:default-cell-style-name="ce3"/>
        <table:table-column table:style-name="co5" table:number-columns-repeated="11" table:default-cell-style-name="Default"/>
        <table:table-row table:style-name="ro1">
          <table:table-cell table:style-name="ce5" office:value-type="string" calcext:value-type="string" table:number-columns-spanned="53" table:number-rows-spanned="1">
            <text:p>Übungen zur Faltung</text:p>
          </table:table-cell>
          <table:covered-table-cell table:number-columns-repeated="52" table:style-name="Default"/>
          <table:table-cell table:number-columns-repeated="11"/>
        </table:table-row>
        <table:table-row table:style-name="ro2" table:number-rows-repeated="3">
          <table:table-cell table:style-name="ce10" table:number-columns-repeated="9"/>
          <table:table-cell table:style-name="ce18"/>
          <table:table-cell table:style-name="ce10" table:number-columns-repeated="10"/>
          <table:table-cell table:style-name="ce18"/>
          <table:table-cell table:style-name="ce10" table:number-columns-repeated="10"/>
          <table:table-cell table:style-name="ce18"/>
          <table:table-cell table:style-name="ce10" table:number-columns-repeated="10"/>
          <table:table-cell table:style-name="ce18"/>
          <table:table-cell table:style-name="ce10" table:number-columns-repeated="10"/>
          <table:table-cell table:style-name="ce22" table:number-columns-repeated="1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/>
          <table:table-cell table:number-columns-repeated="10" office:value-type="float" office:value="8" calcext:value-type="float">
            <text:p>8</text:p>
          </table:table-cell>
          <table:table-cell/>
          <table:table-cell table:number-columns-repeated="7" table:style-name="ce1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 table:style-name="ce13" office:value-type="float" office:value="8" calcext:value-type="float">
            <text:p>8</text:p>
          </table:table-cell>
          <table:table-cell/>
          <table:table-cell table:number-columns-repeated="7" table:style-name="ce13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number-columns-repeated="11"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3" calcext:value-type="float">
            <text:p>13</text:p>
          </table:table-cell>
          <table:table-cell/>
          <table:table-cell table:number-columns-repeated="10" office:value-type="float" office:value="8" calcext:value-type="float">
            <text:p>8</text:p>
          </table:table-cell>
          <table:table-cell/>
          <table:table-cell table:number-columns-repeated="7" table:style-name="ce1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 table:style-name="ce13" office:value-type="float" office:value="8" calcext:value-type="float">
            <text:p>8</text:p>
          </table:table-cell>
          <table:table-cell/>
          <table:table-cell table:number-columns-repeated="7" table:style-name="ce13"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9" table:number-columns-repeated="11"/>
        </table:table-row>
        <table:table-row table:style-name="ro4">
          <table:table-cell table:style-name="ce1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0" office:value-type="float" office:value="9" calcext:value-type="float">
            <text:p>9</text:p>
          </table:table-cell>
          <table:table-cell/>
          <table:table-cell table:number-columns-repeated="10" office:value-type="float" office:value="8" calcext:value-type="float">
            <text:p>8</text:p>
          </table:table-cell>
          <table:table-cell/>
          <table:table-cell table:number-columns-repeated="7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3" table:style-name="ce15" office:value-type="float" office:value="8" calcext:value-type="float">
            <text:p>8</text:p>
          </table:table-cell>
          <table:table-cell/>
          <table:table-cell table:number-columns-repeated="7" table:style-name="ce15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9" table:number-columns-repeated="11"/>
        </table:table-row>
        <table:table-row table:style-name="ro4">
          <table:table-cell table:style-name="ce1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number-columns-repeated="10" office:value-type="float" office:value="8" calcext:value-type="float">
            <text:p>8</text:p>
          </table:table-cell>
          <table:table-cell/>
          <table:table-cell table:number-columns-repeated="7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 table:style-name="ce13" office:value-type="float" office:value="8" calcext:value-type="float">
            <text:p>8</text:p>
          </table:table-cell>
          <table:table-cell/>
          <table:table-cell table:number-columns-repeated="7" table:style-name="ce15" office:value-type="float" office:value="3" calcext:value-type="float">
            <text:p>3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9" table:number-columns-repeated="11"/>
        </table:table-row>
        <table:table-row table:style-name="ro4">
          <table:table-cell table:style-name="ce1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/>
          <table:table-cell table:number-columns-repeated="10" office:value-type="float" office:value="8" calcext:value-type="float">
            <text:p>8</text:p>
          </table:table-cell>
          <table:table-cell/>
          <table:table-cell table:number-columns-repeated="7" table:style-name="ce26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3" table:style-name="ce15" office:value-type="float" office:value="8" calcext:value-type="float">
            <text:p>8</text:p>
          </table:table-cell>
          <table:table-cell/>
          <table:table-cell table:number-columns-repeated="7" table:style-name="ce15" office:value-type="float" office:value="5" calcext:value-type="float">
            <text:p>5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table:style-name="ce9" table:number-columns-repeated="11"/>
        </table:table-row>
        <table:table-row table:style-name="ro4">
          <table:table-cell table:style-name="ce1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number-columns-repeated="10" office:value-type="float" office:value="8" calcext:value-type="float">
            <text:p>8</text:p>
          </table:table-cell>
          <table:table-cell/>
          <table:table-cell table:number-columns-repeated="7" table:style-name="ce15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15" office:value-type="float" office:value="6" calcext:value-type="float">
            <text:p>6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 table:style-name="ce13" office:value-type="float" office:value="8" calcext:value-type="float">
            <text:p>8</text:p>
          </table:table-cell>
          <table:table-cell/>
          <table:table-cell table:number-columns-repeated="7" table:style-name="ce15" office:value-type="float" office:value="5" calcext:value-type="float">
            <text:p>5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table:style-name="ce9" table:number-columns-repeated="11"/>
        </table:table-row>
        <table:table-row table:style-name="ro4">
          <table:table-cell table:style-name="ce1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/>
          <table:table-cell table:number-columns-repeated="10" office:value-type="float" office:value="8" calcext:value-type="float">
            <text:p>8</text:p>
          </table:table-cell>
          <table:table-cell/>
          <table:table-cell table:number-columns-repeated="7" table:style-name="ce15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3" table:style-name="ce15" office:value-type="float" office:value="8" calcext:value-type="float">
            <text:p>8</text:p>
          </table:table-cell>
          <table:table-cell/>
          <table:table-cell table:number-columns-repeated="7" table:style-name="ce15" office:value-type="float" office:value="3" calcext:value-type="float">
            <text:p>3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9" table:number-columns-repeated="11"/>
        </table:table-row>
        <table:table-row table:style-name="ro4">
          <table:table-cell table:style-name="ce1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20" office:value-type="float" office:value="7" calcext:value-type="float">
            <text:p>7</text:p>
          </table:table-cell>
          <table:table-cell/>
          <table:table-cell table:number-columns-repeated="10" office:value-type="float" office:value="8" calcext:value-type="float">
            <text:p>8</text:p>
          </table:table-cell>
          <table:table-cell/>
          <table:table-cell table:number-columns-repeated="7" table:style-name="ce15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 table:style-name="ce13" office:value-type="float" office:value="8" calcext:value-type="float">
            <text:p>8</text:p>
          </table:table-cell>
          <table:table-cell/>
          <table:table-cell table:number-columns-repeated="7" table:style-name="ce15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9" table:number-columns-repeated="11"/>
        </table:table-row>
        <table:table-row table:style-name="ro4">
          <table:table-cell table:style-name="ce15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number-columns-repeated="10" office:value-type="float" office:value="8" calcext:value-type="float">
            <text:p>8</text:p>
          </table:table-cell>
          <table:table-cell/>
          <table:table-cell table:number-columns-repeated="7" table:style-name="ce15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3" table:style-name="ce15" office:value-type="float" office:value="8" calcext:value-type="float">
            <text:p>8</text:p>
          </table:table-cell>
          <table:table-cell/>
          <table:table-cell table:number-columns-repeated="7" table:style-name="ce15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9" table:number-columns-repeated="11"/>
        </table:table-row>
        <table:table-row table:style-name="ro4">
          <table:table-cell table:style-name="ce15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12" calcext:value-type="float">
            <text:p>12</text:p>
          </table:table-cell>
          <table:table-cell/>
          <table:table-cell table:number-columns-repeated="10" office:value-type="float" office:value="8" calcext:value-type="float">
            <text:p>8</text:p>
          </table:table-cell>
          <table:table-cell/>
          <table:table-cell table:number-columns-repeated="7" table:style-name="ce15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3" table:style-name="ce15" office:value-type="float" office:value="8" calcext:value-type="float">
            <text:p>8</text:p>
          </table:table-cell>
          <table:table-cell/>
          <table:table-cell table:number-columns-repeated="7" table:style-name="ce13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number-columns-repeated="11"/>
        </table:table-row>
        <table:table-row table:style-name="ro5">
          <table:table-cell table:style-name="Default" office:value-type="string" calcext:value-type="string">
            <text:p>Bsp. 1: zufällige Verteilung</text:p>
          </table:table-cell>
          <table:table-cell table:style-name="Default" table:number-columns-repeated="9"/>
          <table:table-cell table:style-name="Default" office:value-type="string" calcext:value-type="string">
            <text:p>Bsp. 2: einfarbige Fläche</text:p>
          </table:table-cell>
          <table:table-cell table:style-name="Default" table:number-columns-repeated="10"/>
          <table:table-cell table:style-name="Default" office:value-type="string" calcext:value-type="string">
            <text:p>Bsp. 3: zweifarbig (Kante horizontal)</text:p>
          </table:table-cell>
          <table:table-cell table:style-name="Default" table:number-columns-repeated="10"/>
          <table:table-cell table:style-name="Default" office:value-type="string" calcext:value-type="string">
            <text:p>Bsp. 4: zweifarbig (Kante vertikal)</text:p>
          </table:table-cell>
          <table:table-cell table:style-name="Default" table:number-columns-repeated="10"/>
          <table:table-cell table:style-name="Default" office:value-type="string" calcext:value-type="string">
            <text:p>Bsp. 5: einfarbig mit horizontalem Strich</text:p>
          </table:table-cell>
          <table:table-cell table:style-name="Default" table:number-columns-repeated="9"/>
          <table:table-cell table:number-columns-repeated="11"/>
        </table:table-row>
        <table:table-row table:style-name="ro5">
          <table:table-cell table:style-name="Default" table:number-columns-repeated="53"/>
          <table:table-cell table:number-columns-repeated="11"/>
        </table:table-row>
        <table:table-row table:style-name="ro5">
          <table:table-cell table:style-name="Default" table:number-columns-repeated="25"/>
          <table:table-cell table:number-columns-repeated="3" table:style-name="ce14" office:value-type="float" office:value="0" calcext:value-type="float">
            <text:p>0</text:p>
          </table:table-cell>
          <table:table-cell table:style-name="Default" table:number-columns-repeated="25"/>
          <table:table-cell table:number-columns-repeated="11"/>
        </table:table-row>
        <table:table-row table:style-name="ro5">
          <table:table-cell table:style-name="Default" table:number-columns-repeated="2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Default" table:number-columns-repeated="25"/>
          <table:table-cell table:number-columns-repeated="11"/>
        </table:table-row>
        <table:table-row table:style-name="ro5">
          <table:table-cell table:style-name="Default" table:number-columns-repeated="25"/>
          <table:table-cell table:number-columns-repeated="3" table:style-name="ce14" office:value-type="float" office:value="0" calcext:value-type="float">
            <text:p>0</text:p>
          </table:table-cell>
          <table:table-cell table:style-name="Default" table:number-columns-repeated="25"/>
          <table:table-cell table:number-columns-repeated="11"/>
        </table:table-row>
        <table:table-row table:style-name="ro5">
          <table:table-cell table:style-name="Default" table:number-columns-repeated="26"/>
          <table:table-cell table:style-name="ce21" office:value-type="string" calcext:value-type="string">
            <text:p>Filtermatrix</text:p>
          </table:table-cell>
          <table:table-cell table:style-name="Default" table:number-columns-repeated="26"/>
          <table:table-cell table:number-columns-repeated="11"/>
        </table:table-row>
        <table:table-row table:style-name="ro5">
          <table:table-cell table:style-name="Default" table:number-columns-repeated="53"/>
          <table:table-cell table:number-columns-repeated="11"/>
        </table:table-row>
        <table:table-row table:style-name="ro5">
          <table:table-cell/>
          <table:table-cell table:style-name="ce3" table:number-columns-repeated="7"/>
          <table:table-cell/>
          <table:table-cell table:style-name="ce8"/>
          <table:table-cell table:style-name="ce3" table:number-columns-repeated="10"/>
          <table:table-cell table:style-name="ce8"/>
          <table:table-cell/>
          <table:table-cell table:style-name="ce3" table:number-columns-repeated="8"/>
          <table:table-cell/>
          <table:table-cell table:style-name="ce8"/>
          <table:table-cell/>
          <table:table-cell table:style-name="ce3" table:number-columns-repeated="8"/>
          <table:table-cell/>
          <table:table-cell table:style-name="ce8"/>
          <table:table-cell/>
          <table:table-cell table:style-name="ce3" table:number-columns-repeated="8"/>
          <table:table-cell table:number-columns-repeated="12"/>
        </table:table-row>
        <table:table-row table:style-name="ro5">
          <table:table-cell/>
          <table:table-cell table:style-name="ce17" table:formula="of:=[.$Z$17]*[.A5]+[.$AA$17]*[.B5]+[.$AB$17]*[.C5]+[.$Z$18]*[.A6]+[.$AA$18]*[.B6]+[.$AB$18]*[.C6]+[.$Z$19]*[.A7]+[.$AA$19]*[.B7]+[.$AB$19]*[.C7]" office:value-type="float" office:value="3" calcext:value-type="float">
            <text:p>3</text:p>
          </table:table-cell>
          <table:table-cell table:style-name="ce17" table:formula="of:=[.$Z$17]*[.B5]+[.$AA$17]*[.C5]+[.$AB$17]*[.D5]+[.$Z$18]*[.B6]+[.$AA$18]*[.C6]+[.$AB$18]*[.D6]+[.$Z$19]*[.B7]+[.$AA$19]*[.C7]+[.$AB$19]*[.D7]" office:value-type="float" office:value="2" calcext:value-type="float">
            <text:p>2</text:p>
          </table:table-cell>
          <table:table-cell table:style-name="ce17" table:formula="of:=[.$Z$17]*[.C5]+[.$AA$17]*[.D5]+[.$AB$17]*[.E5]+[.$Z$18]*[.C6]+[.$AA$18]*[.D6]+[.$AB$18]*[.E6]+[.$Z$19]*[.C7]+[.$AA$19]*[.D7]+[.$AB$19]*[.E7]" office:value-type="float" office:value="1" calcext:value-type="float">
            <text:p>1</text:p>
          </table:table-cell>
          <table:table-cell table:style-name="ce17" table:formula="of:=[.$Z$17]*[.D5]+[.$AA$17]*[.E5]+[.$AB$17]*[.F5]+[.$Z$18]*[.D6]+[.$AA$18]*[.E6]+[.$AB$18]*[.F6]+[.$Z$19]*[.D7]+[.$AA$19]*[.E7]+[.$AB$19]*[.F7]" office:value-type="float" office:value="2" calcext:value-type="float">
            <text:p>2</text:p>
          </table:table-cell>
          <table:table-cell table:style-name="ce17" table:formula="of:=[.$Z$17]*[.E5]+[.$AA$17]*[.F5]+[.$AB$17]*[.G5]+[.$Z$18]*[.E6]+[.$AA$18]*[.F6]+[.$AB$18]*[.G6]+[.$Z$19]*[.E7]+[.$AA$19]*[.F7]+[.$AB$19]*[.G7]" office:value-type="float" office:value="3" calcext:value-type="float">
            <text:p>3</text:p>
          </table:table-cell>
          <table:table-cell table:style-name="ce17" table:formula="of:=[.$Z$17]*[.F5]+[.$AA$17]*[.G5]+[.$AB$17]*[.H5]+[.$Z$18]*[.F6]+[.$AA$18]*[.G6]+[.$AB$18]*[.H6]+[.$Z$19]*[.F7]+[.$AA$19]*[.G7]+[.$AB$19]*[.H7]" office:value-type="float" office:value="2" calcext:value-type="float">
            <text:p>2</text:p>
          </table:table-cell>
          <table:table-cell table:style-name="ce17" table:formula="of:=[.$Z$17]*[.G5]+[.$AA$17]*[.H5]+[.$AB$17]*[.I5]+[.$Z$18]*[.G6]+[.$AA$18]*[.H6]+[.$AB$18]*[.I6]+[.$Z$19]*[.G7]+[.$AA$19]*[.H7]+[.$AB$19]*[.I7]" office:value-type="float" office:value="8" calcext:value-type="float">
            <text:p>8</text:p>
          </table:table-cell>
          <table:table-cell/>
          <table:table-cell table:style-name="ce8"/>
          <table:table-cell table:style-name="ce3"/>
          <table:table-cell table:style-name="ce17" table:formula="of:=[.$Z$17]*[.K5]+[.$AA$17]*[.L5]+[.$AB$17]*[.M5]+[.$Z$18]*[.K6]+[.$AA$18]*[.L6]+[.$AB$18]*[.M6]+[.$Z$19]*[.K7]+[.$AA$19]*[.L7]+[.$AB$19]*[.M7]" office:value-type="float" office:value="8" calcext:value-type="float">
            <text:p>8</text:p>
          </table:table-cell>
          <table:table-cell table:style-name="ce17" table:formula="of:=[.$Z$17]*[.L5]+[.$AA$17]*[.M5]+[.$AB$17]*[.N5]+[.$Z$18]*[.L6]+[.$AA$18]*[.M6]+[.$AB$18]*[.N6]+[.$Z$19]*[.L7]+[.$AA$19]*[.M7]+[.$AB$19]*[.N7]" office:value-type="float" office:value="8" calcext:value-type="float">
            <text:p>8</text:p>
          </table:table-cell>
          <table:table-cell table:style-name="ce17" table:formula="of:=[.$Z$17]*[.M5]+[.$AA$17]*[.N5]+[.$AB$17]*[.O5]+[.$Z$18]*[.M6]+[.$AA$18]*[.N6]+[.$AB$18]*[.O6]+[.$Z$19]*[.M7]+[.$AA$19]*[.N7]+[.$AB$19]*[.O7]" office:value-type="float" office:value="8" calcext:value-type="float">
            <text:p>8</text:p>
          </table:table-cell>
          <table:table-cell table:style-name="ce17" table:formula="of:=[.$Z$17]*[.N5]+[.$AA$17]*[.O5]+[.$AB$17]*[.P5]+[.$Z$18]*[.N6]+[.$AA$18]*[.O6]+[.$AB$18]*[.P6]+[.$Z$19]*[.N7]+[.$AA$19]*[.O7]+[.$AB$19]*[.P7]" office:value-type="float" office:value="8" calcext:value-type="float">
            <text:p>8</text:p>
          </table:table-cell>
          <table:table-cell table:style-name="ce17" table:formula="of:=[.$Z$17]*[.O5]+[.$AA$17]*[.P5]+[.$AB$17]*[.Q5]+[.$Z$18]*[.O6]+[.$AA$18]*[.P6]+[.$AB$18]*[.Q6]+[.$Z$19]*[.O7]+[.$AA$19]*[.P7]+[.$AB$19]*[.Q7]" office:value-type="float" office:value="8" calcext:value-type="float">
            <text:p>8</text:p>
          </table:table-cell>
          <table:table-cell table:style-name="ce17" table:formula="of:=[.$Z$17]*[.P5]+[.$AA$17]*[.Q5]+[.$AB$17]*[.R5]+[.$Z$18]*[.P6]+[.$AA$18]*[.Q6]+[.$AB$18]*[.R6]+[.$Z$19]*[.P7]+[.$AA$19]*[.Q7]+[.$AB$19]*[.R7]" office:value-type="float" office:value="8" calcext:value-type="float">
            <text:p>8</text:p>
          </table:table-cell>
          <table:table-cell table:style-name="ce17" table:formula="of:=[.$Z$17]*[.Q5]+[.$AA$17]*[.R5]+[.$AB$17]*[.S5]+[.$Z$18]*[.Q6]+[.$AA$18]*[.R6]+[.$AB$18]*[.S6]+[.$Z$19]*[.Q7]+[.$AA$19]*[.R7]+[.$AB$19]*[.S7]" office:value-type="float" office:value="8" calcext:value-type="float">
            <text:p>8</text:p>
          </table:table-cell>
          <table:table-cell table:style-name="ce17" table:formula="of:=[.$Z$17]*[.R5]+[.$AA$17]*[.S5]+[.$AB$17]*[.T5]+[.$Z$18]*[.R6]+[.$AA$18]*[.S6]+[.$AB$18]*[.T6]+[.$Z$19]*[.R7]+[.$AA$19]*[.S7]+[.$AB$19]*[.T7]" office:value-type="float" office:value="8" calcext:value-type="float">
            <text:p>8</text:p>
          </table:table-cell>
          <table:table-cell table:style-name="ce3"/>
          <table:table-cell table:style-name="ce8"/>
          <table:table-cell/>
          <table:table-cell table:formula="of:=[.$Z$17]*[.V5]+[.$AA$17]*[.W5]+[.$AB$17]*[.X5]+[.$Z$18]*[.V6]+[.$AA$18]*[.W6]+[.$AB$18]*[.X6]+[.$Z$19]*[.V7]+[.$AA$19]*[.W7]+[.$AB$19]*[.X7]" office:value-type="float" office:value="1" calcext:value-type="float">
            <text:p>1</text:p>
          </table:table-cell>
          <table:table-cell table:formula="of:=[.$Z$17]*[.W5]+[.$AA$17]*[.X5]+[.$AB$17]*[.Y5]+[.$Z$18]*[.W6]+[.$AA$18]*[.X6]+[.$AB$18]*[.Y6]+[.$Z$19]*[.W7]+[.$AA$19]*[.X7]+[.$AB$19]*[.Y7]" office:value-type="float" office:value="1" calcext:value-type="float">
            <text:p>1</text:p>
          </table:table-cell>
          <table:table-cell table:formula="of:=[.$Z$17]*[.X5]+[.$AA$17]*[.Y5]+[.$AB$17]*[.Z5]+[.$Z$18]*[.X6]+[.$AA$18]*[.Y6]+[.$AB$18]*[.Z6]+[.$Z$19]*[.X7]+[.$AA$19]*[.Y7]+[.$AB$19]*[.Z7]" office:value-type="float" office:value="1" calcext:value-type="float">
            <text:p>1</text:p>
          </table:table-cell>
          <table:table-cell table:formula="of:=[.$Z$17]*[.Y5]+[.$AA$17]*[.Z5]+[.$AB$17]*[.AA5]+[.$Z$18]*[.Y6]+[.$AA$18]*[.Z6]+[.$AB$18]*[.AA6]+[.$Z$19]*[.Y7]+[.$AA$19]*[.Z7]+[.$AB$19]*[.AA7]" office:value-type="float" office:value="1" calcext:value-type="float">
            <text:p>1</text:p>
          </table:table-cell>
          <table:table-cell table:formula="of:=[.$Z$17]*[.Z5]+[.$AA$17]*[.AA5]+[.$AB$17]*[.AB5]+[.$Z$18]*[.Z6]+[.$AA$18]*[.AA6]+[.$AB$18]*[.AB6]+[.$Z$19]*[.Z7]+[.$AA$19]*[.AA7]+[.$AB$19]*[.AB7]" office:value-type="float" office:value="1" calcext:value-type="float">
            <text:p>1</text:p>
          </table:table-cell>
          <table:table-cell table:formula="of:=[.$Z$17]*[.AA5]+[.$AA$17]*[.AB5]+[.$AB$17]*[.AC5]+[.$Z$18]*[.AA6]+[.$AA$18]*[.AB6]+[.$AB$18]*[.AC6]+[.$Z$19]*[.AA7]+[.$AA$19]*[.AB7]+[.$AB$19]*[.AC7]" office:value-type="float" office:value="1" calcext:value-type="float">
            <text:p>1</text:p>
          </table:table-cell>
          <table:table-cell table:formula="of:=[.$Z$17]*[.AB5]+[.$AA$17]*[.AC5]+[.$AB$17]*[.AD5]+[.$Z$18]*[.AB6]+[.$AA$18]*[.AC6]+[.$AB$18]*[.AD6]+[.$Z$19]*[.AB7]+[.$AA$19]*[.AC7]+[.$AB$19]*[.AD7]" office:value-type="float" office:value="1" calcext:value-type="float">
            <text:p>1</text:p>
          </table:table-cell>
          <table:table-cell table:formula="of:=[.$Z$17]*[.AC5]+[.$AA$17]*[.AD5]+[.$AB$17]*[.AE5]+[.$Z$18]*[.AC6]+[.$AA$18]*[.AD6]+[.$AB$18]*[.AE6]+[.$Z$19]*[.AC7]+[.$AA$19]*[.AD7]+[.$AB$19]*[.AE7]" office:value-type="float" office:value="1" calcext:value-type="float">
            <text:p>1</text:p>
          </table:table-cell>
          <table:table-cell/>
          <table:table-cell table:style-name="ce8"/>
          <table:table-cell/>
          <table:table-cell table:style-name="ce17" table:formula="of:=[.$Z$17]*[.AG5]+[.$AA$17]*[.AH5]+[.$AB$17]*[.AI5]+[.$Z$18]*[.AG6]+[.$AA$18]*[.AH6]+[.$AB$18]*[.AI6]+[.$Z$19]*[.AG7]+[.$AA$19]*[.AH7]+[.$AB$19]*[.AI7]" office:value-type="float" office:value="1" calcext:value-type="float">
            <text:p>1</text:p>
          </table:table-cell>
          <table:table-cell table:style-name="ce17" table:formula="of:=[.$Z$17]*[.AH5]+[.$AA$17]*[.AI5]+[.$AB$17]*[.AJ5]+[.$Z$18]*[.AH6]+[.$AA$18]*[.AI6]+[.$AB$18]*[.AJ6]+[.$Z$19]*[.AH7]+[.$AA$19]*[.AI7]+[.$AB$19]*[.AJ7]" office:value-type="float" office:value="1" calcext:value-type="float">
            <text:p>1</text:p>
          </table:table-cell>
          <table:table-cell table:style-name="ce17" table:formula="of:=[.$Z$17]*[.AI5]+[.$AA$17]*[.AJ5]+[.$AB$17]*[.AK5]+[.$Z$18]*[.AI6]+[.$AA$18]*[.AJ6]+[.$AB$18]*[.AK6]+[.$Z$19]*[.AI7]+[.$AA$19]*[.AJ7]+[.$AB$19]*[.AK7]" office:value-type="float" office:value="1" calcext:value-type="float">
            <text:p>1</text:p>
          </table:table-cell>
          <table:table-cell table:style-name="ce17" table:formula="of:=[.$Z$17]*[.AJ5]+[.$AA$17]*[.AK5]+[.$AB$17]*[.AL5]+[.$Z$18]*[.AJ6]+[.$AA$18]*[.AK6]+[.$AB$18]*[.AL6]+[.$Z$19]*[.AJ7]+[.$AA$19]*[.AK7]+[.$AB$19]*[.AL7]" office:value-type="float" office:value="3" calcext:value-type="float">
            <text:p>3</text:p>
          </table:table-cell>
          <table:table-cell table:style-name="ce17" table:formula="of:=[.$Z$17]*[.AK5]+[.$AA$17]*[.AL5]+[.$AB$17]*[.AM5]+[.$Z$18]*[.AK6]+[.$AA$18]*[.AL6]+[.$AB$18]*[.AM6]+[.$Z$19]*[.AK7]+[.$AA$19]*[.AL7]+[.$AB$19]*[.AM7]" office:value-type="float" office:value="5" calcext:value-type="float">
            <text:p>5</text:p>
          </table:table-cell>
          <table:table-cell table:formula="of:=[.$Z$17]*[.AL5]+[.$AA$17]*[.AM5]+[.$AB$17]*[.AN5]+[.$Z$18]*[.AL6]+[.$AA$18]*[.AM6]+[.$AB$18]*[.AN6]+[.$Z$19]*[.AL7]+[.$AA$19]*[.AM7]+[.$AB$19]*[.AN7]" office:value-type="float" office:value="7" calcext:value-type="float">
            <text:p>7</text:p>
          </table:table-cell>
          <table:table-cell table:formula="of:=[.$Z$17]*[.AM5]+[.$AA$17]*[.AN5]+[.$AB$17]*[.AO5]+[.$Z$18]*[.AM6]+[.$AA$18]*[.AN6]+[.$AB$18]*[.AO6]+[.$Z$19]*[.AM7]+[.$AA$19]*[.AN7]+[.$AB$19]*[.AO7]" office:value-type="float" office:value="8" calcext:value-type="float">
            <text:p>8</text:p>
          </table:table-cell>
          <table:table-cell table:formula="of:=[.$Z$17]*[.AN5]+[.$AA$17]*[.AO5]+[.$AB$17]*[.AP5]+[.$Z$18]*[.AN6]+[.$AA$18]*[.AO6]+[.$AB$18]*[.AP6]+[.$Z$19]*[.AN7]+[.$AA$19]*[.AO7]+[.$AB$19]*[.AP7]" office:value-type="float" office:value="8" calcext:value-type="float">
            <text:p>8</text:p>
          </table:table-cell>
          <table:table-cell/>
          <table:table-cell table:style-name="ce8"/>
          <table:table-cell/>
          <table:table-cell table:formula="of:=[.$Z$17]*[.AR5]+[.$AA$17]*[.AS5]+[.$AB$17]*[.AT5]+[.$Z$18]*[.AR6]+[.$AA$18]*[.AS6]+[.$AB$18]*[.AT6]+[.$Z$19]*[.AR7]+[.$AA$19]*[.AS7]+[.$AB$19]*[.AT7]" office:value-type="float" office:value="1" calcext:value-type="float">
            <text:p>1</text:p>
          </table:table-cell>
          <table:table-cell table:formula="of:=[.$Z$17]*[.AS5]+[.$AA$17]*[.AT5]+[.$AB$17]*[.AU5]+[.$Z$18]*[.AS6]+[.$AA$18]*[.AT6]+[.$AB$18]*[.AU6]+[.$Z$19]*[.AS7]+[.$AA$19]*[.AT7]+[.$AB$19]*[.AU7]" office:value-type="float" office:value="1" calcext:value-type="float">
            <text:p>1</text:p>
          </table:table-cell>
          <table:table-cell table:formula="of:=[.$Z$17]*[.AT5]+[.$AA$17]*[.AU5]+[.$AB$17]*[.AV5]+[.$Z$18]*[.AT6]+[.$AA$18]*[.AU6]+[.$AB$18]*[.AV6]+[.$Z$19]*[.AT7]+[.$AA$19]*[.AU7]+[.$AB$19]*[.AV7]" office:value-type="float" office:value="1" calcext:value-type="float">
            <text:p>1</text:p>
          </table:table-cell>
          <table:table-cell table:formula="of:=[.$Z$17]*[.AU5]+[.$AA$17]*[.AV5]+[.$AB$17]*[.AW5]+[.$Z$18]*[.AU6]+[.$AA$18]*[.AV6]+[.$AB$18]*[.AW6]+[.$Z$19]*[.AU7]+[.$AA$19]*[.AV7]+[.$AB$19]*[.AW7]" office:value-type="float" office:value="1" calcext:value-type="float">
            <text:p>1</text:p>
          </table:table-cell>
          <table:table-cell table:formula="of:=[.$Z$17]*[.AV5]+[.$AA$17]*[.AW5]+[.$AB$17]*[.AX5]+[.$Z$18]*[.AV6]+[.$AA$18]*[.AW6]+[.$AB$18]*[.AX6]+[.$Z$19]*[.AV7]+[.$AA$19]*[.AW7]+[.$AB$19]*[.AX7]" office:value-type="float" office:value="1" calcext:value-type="float">
            <text:p>1</text:p>
          </table:table-cell>
          <table:table-cell table:formula="of:=[.$Z$17]*[.AW5]+[.$AA$17]*[.AX5]+[.$AB$17]*[.AY5]+[.$Z$18]*[.AW6]+[.$AA$18]*[.AX6]+[.$AB$18]*[.AY6]+[.$Z$19]*[.AW7]+[.$AA$19]*[.AX7]+[.$AB$19]*[.AY7]" office:value-type="float" office:value="1" calcext:value-type="float">
            <text:p>1</text:p>
          </table:table-cell>
          <table:table-cell table:formula="of:=[.$Z$17]*[.AX5]+[.$AA$17]*[.AY5]+[.$AB$17]*[.AZ5]+[.$Z$18]*[.AX6]+[.$AA$18]*[.AY6]+[.$AB$18]*[.AZ6]+[.$Z$19]*[.AX7]+[.$AA$19]*[.AY7]+[.$AB$19]*[.AZ7]" office:value-type="float" office:value="1" calcext:value-type="float">
            <text:p>1</text:p>
          </table:table-cell>
          <table:table-cell table:formula="of:=[.$Z$17]*[.AY5]+[.$AA$17]*[.AZ5]+[.$AB$17]*[.BA5]+[.$Z$18]*[.AY6]+[.$AA$18]*[.AZ6]+[.$AB$18]*[.BA6]+[.$Z$19]*[.AY7]+[.$AA$19]*[.AZ7]+[.$AB$19]*[.BA7]" office:value-type="float" office:value="1" calcext:value-type="float">
            <text:p>1</text:p>
          </table:table-cell>
          <table:table-cell table:number-columns-repeated="12"/>
        </table:table-row>
        <table:table-row table:style-name="ro5">
          <table:table-cell/>
          <table:table-cell table:style-name="ce17" table:formula="of:=[.$Z$17]*[.A6]+[.$AA$17]*[.B6]+[.$AB$17]*[.C6]+[.$Z$18]*[.A7]+[.$AA$18]*[.B7]+[.$AB$18]*[.C7]+[.$Z$19]*[.A8]+[.$AA$19]*[.B8]+[.$AB$19]*[.C8]" office:value-type="float" office:value="3" calcext:value-type="float">
            <text:p>3</text:p>
          </table:table-cell>
          <table:table-cell table:style-name="ce17" table:formula="of:=[.$Z$17]*[.B6]+[.$AA$17]*[.C6]+[.$AB$17]*[.D6]+[.$Z$18]*[.B7]+[.$AA$18]*[.C7]+[.$AB$18]*[.D7]+[.$Z$19]*[.B8]+[.$AA$19]*[.C8]+[.$AB$19]*[.D8]" office:value-type="float" office:value="3" calcext:value-type="float">
            <text:p>3</text:p>
          </table:table-cell>
          <table:table-cell table:style-name="ce17" table:formula="of:=[.$Z$17]*[.C6]+[.$AA$17]*[.D6]+[.$AB$17]*[.E6]+[.$Z$18]*[.C7]+[.$AA$18]*[.D7]+[.$AB$18]*[.E7]+[.$Z$19]*[.C8]+[.$AA$19]*[.D8]+[.$AB$19]*[.E8]" office:value-type="float" office:value="1" calcext:value-type="float">
            <text:p>1</text:p>
          </table:table-cell>
          <table:table-cell table:style-name="ce17" table:formula="of:=[.$Z$17]*[.D6]+[.$AA$17]*[.E6]+[.$AB$17]*[.F6]+[.$Z$18]*[.D7]+[.$AA$18]*[.E7]+[.$AB$18]*[.F7]+[.$Z$19]*[.D8]+[.$AA$19]*[.E8]+[.$AB$19]*[.F8]" office:value-type="float" office:value="2" calcext:value-type="float">
            <text:p>2</text:p>
          </table:table-cell>
          <table:table-cell table:style-name="ce17" table:formula="of:=[.$Z$17]*[.E6]+[.$AA$17]*[.F6]+[.$AB$17]*[.G6]+[.$Z$18]*[.E7]+[.$AA$18]*[.F7]+[.$AB$18]*[.G7]+[.$Z$19]*[.E8]+[.$AA$19]*[.F8]+[.$AB$19]*[.G8]" office:value-type="float" office:value="3" calcext:value-type="float">
            <text:p>3</text:p>
          </table:table-cell>
          <table:table-cell table:style-name="ce17" table:formula="of:=[.$Z$17]*[.F6]+[.$AA$17]*[.G6]+[.$AB$17]*[.H6]+[.$Z$18]*[.F7]+[.$AA$18]*[.G7]+[.$AB$18]*[.H7]+[.$Z$19]*[.F8]+[.$AA$19]*[.G8]+[.$AB$19]*[.H8]" office:value-type="float" office:value="3" calcext:value-type="float">
            <text:p>3</text:p>
          </table:table-cell>
          <table:table-cell table:style-name="ce17" table:formula="of:=[.$Z$17]*[.G6]+[.$AA$17]*[.H6]+[.$AB$17]*[.I6]+[.$Z$18]*[.G7]+[.$AA$18]*[.H7]+[.$AB$18]*[.I7]+[.$Z$19]*[.G8]+[.$AA$19]*[.H8]+[.$AB$19]*[.I8]" office:value-type="float" office:value="14" calcext:value-type="float">
            <text:p>14</text:p>
          </table:table-cell>
          <table:table-cell/>
          <table:table-cell table:style-name="ce8"/>
          <table:table-cell table:style-name="ce3"/>
          <table:table-cell table:style-name="ce17" table:formula="of:=[.$Z$17]*[.K6]+[.$AA$17]*[.L6]+[.$AB$17]*[.M6]+[.$Z$18]*[.K7]+[.$AA$18]*[.L7]+[.$AB$18]*[.M7]+[.$Z$19]*[.K8]+[.$AA$19]*[.L8]+[.$AB$19]*[.M8]" office:value-type="float" office:value="8" calcext:value-type="float">
            <text:p>8</text:p>
          </table:table-cell>
          <table:table-cell table:style-name="ce17" table:formula="of:=[.$Z$17]*[.L6]+[.$AA$17]*[.M6]+[.$AB$17]*[.N6]+[.$Z$18]*[.L7]+[.$AA$18]*[.M7]+[.$AB$18]*[.N7]+[.$Z$19]*[.L8]+[.$AA$19]*[.M8]+[.$AB$19]*[.N8]" office:value-type="float" office:value="8" calcext:value-type="float">
            <text:p>8</text:p>
          </table:table-cell>
          <table:table-cell table:style-name="ce17" table:formula="of:=[.$Z$17]*[.M6]+[.$AA$17]*[.N6]+[.$AB$17]*[.O6]+[.$Z$18]*[.M7]+[.$AA$18]*[.N7]+[.$AB$18]*[.O7]+[.$Z$19]*[.M8]+[.$AA$19]*[.N8]+[.$AB$19]*[.O8]" office:value-type="float" office:value="8" calcext:value-type="float">
            <text:p>8</text:p>
          </table:table-cell>
          <table:table-cell table:style-name="ce17" table:formula="of:=[.$Z$17]*[.N6]+[.$AA$17]*[.O6]+[.$AB$17]*[.P6]+[.$Z$18]*[.N7]+[.$AA$18]*[.O7]+[.$AB$18]*[.P7]+[.$Z$19]*[.N8]+[.$AA$19]*[.O8]+[.$AB$19]*[.P8]" office:value-type="float" office:value="8" calcext:value-type="float">
            <text:p>8</text:p>
          </table:table-cell>
          <table:table-cell table:style-name="ce17" table:formula="of:=[.$Z$17]*[.O6]+[.$AA$17]*[.P6]+[.$AB$17]*[.Q6]+[.$Z$18]*[.O7]+[.$AA$18]*[.P7]+[.$AB$18]*[.Q7]+[.$Z$19]*[.O8]+[.$AA$19]*[.P8]+[.$AB$19]*[.Q8]" office:value-type="float" office:value="8" calcext:value-type="float">
            <text:p>8</text:p>
          </table:table-cell>
          <table:table-cell table:style-name="ce17" table:formula="of:=[.$Z$17]*[.P6]+[.$AA$17]*[.Q6]+[.$AB$17]*[.R6]+[.$Z$18]*[.P7]+[.$AA$18]*[.Q7]+[.$AB$18]*[.R7]+[.$Z$19]*[.P8]+[.$AA$19]*[.Q8]+[.$AB$19]*[.R8]" office:value-type="float" office:value="8" calcext:value-type="float">
            <text:p>8</text:p>
          </table:table-cell>
          <table:table-cell table:style-name="ce17" table:formula="of:=[.$Z$17]*[.Q6]+[.$AA$17]*[.R6]+[.$AB$17]*[.S6]+[.$Z$18]*[.Q7]+[.$AA$18]*[.R7]+[.$AB$18]*[.S7]+[.$Z$19]*[.Q8]+[.$AA$19]*[.R8]+[.$AB$19]*[.S8]" office:value-type="float" office:value="8" calcext:value-type="float">
            <text:p>8</text:p>
          </table:table-cell>
          <table:table-cell table:style-name="ce17" table:formula="of:=[.$Z$17]*[.R6]+[.$AA$17]*[.S6]+[.$AB$17]*[.T6]+[.$Z$18]*[.R7]+[.$AA$18]*[.S7]+[.$AB$18]*[.T7]+[.$Z$19]*[.R8]+[.$AA$19]*[.S8]+[.$AB$19]*[.T8]" office:value-type="float" office:value="8" calcext:value-type="float">
            <text:p>8</text:p>
          </table:table-cell>
          <table:table-cell table:style-name="ce3"/>
          <table:table-cell table:style-name="ce8"/>
          <table:table-cell/>
          <table:table-cell table:formula="of:=[.$Z$17]*[.V6]+[.$AA$17]*[.W6]+[.$AB$17]*[.X6]+[.$Z$18]*[.V7]+[.$AA$18]*[.W7]+[.$AB$18]*[.X7]+[.$Z$19]*[.V8]+[.$AA$19]*[.W8]+[.$AB$19]*[.X8]" office:value-type="float" office:value="1" calcext:value-type="float">
            <text:p>1</text:p>
          </table:table-cell>
          <table:table-cell table:formula="of:=[.$Z$17]*[.W6]+[.$AA$17]*[.X6]+[.$AB$17]*[.Y6]+[.$Z$18]*[.W7]+[.$AA$18]*[.X7]+[.$AB$18]*[.Y7]+[.$Z$19]*[.W8]+[.$AA$19]*[.X8]+[.$AB$19]*[.Y8]" office:value-type="float" office:value="1" calcext:value-type="float">
            <text:p>1</text:p>
          </table:table-cell>
          <table:table-cell table:formula="of:=[.$Z$17]*[.X6]+[.$AA$17]*[.Y6]+[.$AB$17]*[.Z6]+[.$Z$18]*[.X7]+[.$AA$18]*[.Y7]+[.$AB$18]*[.Z7]+[.$Z$19]*[.X8]+[.$AA$19]*[.Y8]+[.$AB$19]*[.Z8]" office:value-type="float" office:value="1" calcext:value-type="float">
            <text:p>1</text:p>
          </table:table-cell>
          <table:table-cell table:formula="of:=[.$Z$17]*[.Y6]+[.$AA$17]*[.Z6]+[.$AB$17]*[.AA6]+[.$Z$18]*[.Y7]+[.$AA$18]*[.Z7]+[.$AB$18]*[.AA7]+[.$Z$19]*[.Y8]+[.$AA$19]*[.Z8]+[.$AB$19]*[.AA8]" office:value-type="float" office:value="1" calcext:value-type="float">
            <text:p>1</text:p>
          </table:table-cell>
          <table:table-cell table:formula="of:=[.$Z$17]*[.Z6]+[.$AA$17]*[.AA6]+[.$AB$17]*[.AB6]+[.$Z$18]*[.Z7]+[.$AA$18]*[.AA7]+[.$AB$18]*[.AB7]+[.$Z$19]*[.Z8]+[.$AA$19]*[.AA8]+[.$AB$19]*[.AB8]" office:value-type="float" office:value="1" calcext:value-type="float">
            <text:p>1</text:p>
          </table:table-cell>
          <table:table-cell table:formula="of:=[.$Z$17]*[.AA6]+[.$AA$17]*[.AB6]+[.$AB$17]*[.AC6]+[.$Z$18]*[.AA7]+[.$AA$18]*[.AB7]+[.$AB$18]*[.AC7]+[.$Z$19]*[.AA8]+[.$AA$19]*[.AB8]+[.$AB$19]*[.AC8]" office:value-type="float" office:value="1" calcext:value-type="float">
            <text:p>1</text:p>
          </table:table-cell>
          <table:table-cell table:formula="of:=[.$Z$17]*[.AB6]+[.$AA$17]*[.AC6]+[.$AB$17]*[.AD6]+[.$Z$18]*[.AB7]+[.$AA$18]*[.AC7]+[.$AB$18]*[.AD7]+[.$Z$19]*[.AB8]+[.$AA$19]*[.AC8]+[.$AB$19]*[.AD8]" office:value-type="float" office:value="1" calcext:value-type="float">
            <text:p>1</text:p>
          </table:table-cell>
          <table:table-cell table:formula="of:=[.$Z$17]*[.AC6]+[.$AA$17]*[.AD6]+[.$AB$17]*[.AE6]+[.$Z$18]*[.AC7]+[.$AA$18]*[.AD7]+[.$AB$18]*[.AE7]+[.$Z$19]*[.AC8]+[.$AA$19]*[.AD8]+[.$AB$19]*[.AE8]" office:value-type="float" office:value="1" calcext:value-type="float">
            <text:p>1</text:p>
          </table:table-cell>
          <table:table-cell/>
          <table:table-cell table:style-name="ce8"/>
          <table:table-cell/>
          <table:table-cell table:style-name="ce17" table:formula="of:=[.$Z$17]*[.AG6]+[.$AA$17]*[.AH6]+[.$AB$17]*[.AI6]+[.$Z$18]*[.AG7]+[.$AA$18]*[.AH7]+[.$AB$18]*[.AI7]+[.$Z$19]*[.AG8]+[.$AA$19]*[.AH8]+[.$AB$19]*[.AI8]" office:value-type="float" office:value="1" calcext:value-type="float">
            <text:p>1</text:p>
          </table:table-cell>
          <table:table-cell table:style-name="ce17" table:formula="of:=[.$Z$17]*[.AH6]+[.$AA$17]*[.AI6]+[.$AB$17]*[.AJ6]+[.$Z$18]*[.AH7]+[.$AA$18]*[.AI7]+[.$AB$18]*[.AJ7]+[.$Z$19]*[.AH8]+[.$AA$19]*[.AI8]+[.$AB$19]*[.AJ8]" office:value-type="float" office:value="1" calcext:value-type="float">
            <text:p>1</text:p>
          </table:table-cell>
          <table:table-cell table:style-name="ce17" table:formula="of:=[.$Z$17]*[.AI6]+[.$AA$17]*[.AJ6]+[.$AB$17]*[.AK6]+[.$Z$18]*[.AI7]+[.$AA$18]*[.AJ7]+[.$AB$18]*[.AK7]+[.$Z$19]*[.AI8]+[.$AA$19]*[.AJ8]+[.$AB$19]*[.AK8]" office:value-type="float" office:value="1" calcext:value-type="float">
            <text:p>1</text:p>
          </table:table-cell>
          <table:table-cell table:style-name="ce17" table:formula="of:=[.$Z$17]*[.AJ6]+[.$AA$17]*[.AK6]+[.$AB$17]*[.AL6]+[.$Z$18]*[.AJ7]+[.$AA$18]*[.AK7]+[.$AB$18]*[.AL7]+[.$Z$19]*[.AJ8]+[.$AA$19]*[.AK8]+[.$AB$19]*[.AL8]" office:value-type="float" office:value="3" calcext:value-type="float">
            <text:p>3</text:p>
          </table:table-cell>
          <table:table-cell table:style-name="ce17" table:formula="of:=[.$Z$17]*[.AK6]+[.$AA$17]*[.AL6]+[.$AB$17]*[.AM6]+[.$Z$18]*[.AK7]+[.$AA$18]*[.AL7]+[.$AB$18]*[.AM7]+[.$Z$19]*[.AK8]+[.$AA$19]*[.AL8]+[.$AB$19]*[.AM8]" office:value-type="float" office:value="5" calcext:value-type="float">
            <text:p>5</text:p>
          </table:table-cell>
          <table:table-cell table:formula="of:=[.$Z$17]*[.AL6]+[.$AA$17]*[.AM6]+[.$AB$17]*[.AN6]+[.$Z$18]*[.AL7]+[.$AA$18]*[.AM7]+[.$AB$18]*[.AN7]+[.$Z$19]*[.AL8]+[.$AA$19]*[.AM8]+[.$AB$19]*[.AN8]" office:value-type="float" office:value="7" calcext:value-type="float">
            <text:p>7</text:p>
          </table:table-cell>
          <table:table-cell table:formula="of:=[.$Z$17]*[.AM6]+[.$AA$17]*[.AN6]+[.$AB$17]*[.AO6]+[.$Z$18]*[.AM7]+[.$AA$18]*[.AN7]+[.$AB$18]*[.AO7]+[.$Z$19]*[.AM8]+[.$AA$19]*[.AN8]+[.$AB$19]*[.AO8]" office:value-type="float" office:value="8" calcext:value-type="float">
            <text:p>8</text:p>
          </table:table-cell>
          <table:table-cell table:formula="of:=[.$Z$17]*[.AN6]+[.$AA$17]*[.AO6]+[.$AB$17]*[.AP6]+[.$Z$18]*[.AN7]+[.$AA$18]*[.AO7]+[.$AB$18]*[.AP7]+[.$Z$19]*[.AN8]+[.$AA$19]*[.AO8]+[.$AB$19]*[.AP8]" office:value-type="float" office:value="8" calcext:value-type="float">
            <text:p>8</text:p>
          </table:table-cell>
          <table:table-cell/>
          <table:table-cell table:style-name="ce8"/>
          <table:table-cell/>
          <table:table-cell table:formula="of:=[.$Z$17]*[.AR6]+[.$AA$17]*[.AS6]+[.$AB$17]*[.AT6]+[.$Z$18]*[.AR7]+[.$AA$18]*[.AS7]+[.$AB$18]*[.AT7]+[.$Z$19]*[.AR8]+[.$AA$19]*[.AS8]+[.$AB$19]*[.AT8]" office:value-type="float" office:value="1" calcext:value-type="float">
            <text:p>1</text:p>
          </table:table-cell>
          <table:table-cell table:formula="of:=[.$Z$17]*[.AS6]+[.$AA$17]*[.AT6]+[.$AB$17]*[.AU6]+[.$Z$18]*[.AS7]+[.$AA$18]*[.AT7]+[.$AB$18]*[.AU7]+[.$Z$19]*[.AS8]+[.$AA$19]*[.AT8]+[.$AB$19]*[.AU8]" office:value-type="float" office:value="1" calcext:value-type="float">
            <text:p>1</text:p>
          </table:table-cell>
          <table:table-cell table:formula="of:=[.$Z$17]*[.AT6]+[.$AA$17]*[.AU6]+[.$AB$17]*[.AV6]+[.$Z$18]*[.AT7]+[.$AA$18]*[.AU7]+[.$AB$18]*[.AV7]+[.$Z$19]*[.AT8]+[.$AA$19]*[.AU8]+[.$AB$19]*[.AV8]" office:value-type="float" office:value="1" calcext:value-type="float">
            <text:p>1</text:p>
          </table:table-cell>
          <table:table-cell table:formula="of:=[.$Z$17]*[.AU6]+[.$AA$17]*[.AV6]+[.$AB$17]*[.AW6]+[.$Z$18]*[.AU7]+[.$AA$18]*[.AV7]+[.$AB$18]*[.AW7]+[.$Z$19]*[.AU8]+[.$AA$19]*[.AV8]+[.$AB$19]*[.AW8]" office:value-type="float" office:value="1" calcext:value-type="float">
            <text:p>1</text:p>
          </table:table-cell>
          <table:table-cell table:formula="of:=[.$Z$17]*[.AV6]+[.$AA$17]*[.AW6]+[.$AB$17]*[.AX6]+[.$Z$18]*[.AV7]+[.$AA$18]*[.AW7]+[.$AB$18]*[.AX7]+[.$Z$19]*[.AV8]+[.$AA$19]*[.AW8]+[.$AB$19]*[.AX8]" office:value-type="float" office:value="1" calcext:value-type="float">
            <text:p>1</text:p>
          </table:table-cell>
          <table:table-cell table:formula="of:=[.$Z$17]*[.AW6]+[.$AA$17]*[.AX6]+[.$AB$17]*[.AY6]+[.$Z$18]*[.AW7]+[.$AA$18]*[.AX7]+[.$AB$18]*[.AY7]+[.$Z$19]*[.AW8]+[.$AA$19]*[.AX8]+[.$AB$19]*[.AY8]" office:value-type="float" office:value="1" calcext:value-type="float">
            <text:p>1</text:p>
          </table:table-cell>
          <table:table-cell table:formula="of:=[.$Z$17]*[.AX6]+[.$AA$17]*[.AY6]+[.$AB$17]*[.AZ6]+[.$Z$18]*[.AX7]+[.$AA$18]*[.AY7]+[.$AB$18]*[.AZ7]+[.$Z$19]*[.AX8]+[.$AA$19]*[.AY8]+[.$AB$19]*[.AZ8]" office:value-type="float" office:value="1" calcext:value-type="float">
            <text:p>1</text:p>
          </table:table-cell>
          <table:table-cell table:formula="of:=[.$Z$17]*[.AY6]+[.$AA$17]*[.AZ6]+[.$AB$17]*[.BA6]+[.$Z$18]*[.AY7]+[.$AA$18]*[.AZ7]+[.$AB$18]*[.BA7]+[.$Z$19]*[.AY8]+[.$AA$19]*[.AZ8]+[.$AB$19]*[.BA8]" office:value-type="float" office:value="1" calcext:value-type="float">
            <text:p>1</text:p>
          </table:table-cell>
          <table:table-cell table:number-columns-repeated="12"/>
        </table:table-row>
        <table:table-row table:style-name="ro5">
          <table:table-cell/>
          <table:table-cell table:style-name="ce17" table:formula="of:=[.$Z$17]*[.A7]+[.$AA$17]*[.B7]+[.$AB$17]*[.C7]+[.$Z$18]*[.A8]+[.$AA$18]*[.B8]+[.$AB$18]*[.C8]+[.$Z$19]*[.A9]+[.$AA$19]*[.B9]+[.$AB$19]*[.C9]" office:value-type="float" office:value="4" calcext:value-type="float">
            <text:p>4</text:p>
          </table:table-cell>
          <table:table-cell table:style-name="ce17" table:formula="of:=[.$Z$17]*[.B7]+[.$AA$17]*[.C7]+[.$AB$17]*[.D7]+[.$Z$18]*[.B8]+[.$AA$18]*[.C8]+[.$AB$18]*[.D8]+[.$Z$19]*[.B9]+[.$AA$19]*[.C9]+[.$AB$19]*[.D9]" office:value-type="float" office:value="4" calcext:value-type="float">
            <text:p>4</text:p>
          </table:table-cell>
          <table:table-cell table:style-name="ce17" table:formula="of:=[.$Z$17]*[.C7]+[.$AA$17]*[.D7]+[.$AB$17]*[.E7]+[.$Z$18]*[.C8]+[.$AA$18]*[.D8]+[.$AB$18]*[.E8]+[.$Z$19]*[.C9]+[.$AA$19]*[.D9]+[.$AB$19]*[.E9]" office:value-type="float" office:value="2" calcext:value-type="float">
            <text:p>2</text:p>
          </table:table-cell>
          <table:table-cell table:style-name="ce17" table:formula="of:=[.$Z$17]*[.D7]+[.$AA$17]*[.E7]+[.$AB$17]*[.F7]+[.$Z$18]*[.D8]+[.$AA$18]*[.E8]+[.$AB$18]*[.F8]+[.$Z$19]*[.D9]+[.$AA$19]*[.E9]+[.$AB$19]*[.F9]" office:value-type="float" office:value="5" calcext:value-type="float">
            <text:p>5</text:p>
          </table:table-cell>
          <table:table-cell table:style-name="ce17" table:formula="of:=[.$Z$17]*[.E7]+[.$AA$17]*[.F7]+[.$AB$17]*[.G7]+[.$Z$18]*[.E8]+[.$AA$18]*[.F8]+[.$AB$18]*[.G8]+[.$Z$19]*[.E9]+[.$AA$19]*[.F9]+[.$AB$19]*[.G9]" office:value-type="float" office:value="4" calcext:value-type="float">
            <text:p>4</text:p>
          </table:table-cell>
          <table:table-cell table:style-name="ce17" table:formula="of:=[.$Z$17]*[.F7]+[.$AA$17]*[.G7]+[.$AB$17]*[.H7]+[.$Z$18]*[.F8]+[.$AA$18]*[.G8]+[.$AB$18]*[.H8]+[.$Z$19]*[.F9]+[.$AA$19]*[.G9]+[.$AB$19]*[.H9]" office:value-type="float" office:value="3" calcext:value-type="float">
            <text:p>3</text:p>
          </table:table-cell>
          <table:table-cell table:style-name="ce17" table:formula="of:=[.$Z$17]*[.G7]+[.$AA$17]*[.H7]+[.$AB$17]*[.I7]+[.$Z$18]*[.G8]+[.$AA$18]*[.H8]+[.$AB$18]*[.I8]+[.$Z$19]*[.G9]+[.$AA$19]*[.H9]+[.$AB$19]*[.I9]" office:value-type="float" office:value="5" calcext:value-type="float">
            <text:p>5</text:p>
          </table:table-cell>
          <table:table-cell/>
          <table:table-cell table:style-name="ce8"/>
          <table:table-cell table:style-name="ce3"/>
          <table:table-cell table:style-name="ce17" table:formula="of:=[.$Z$17]*[.K7]+[.$AA$17]*[.L7]+[.$AB$17]*[.M7]+[.$Z$18]*[.K8]+[.$AA$18]*[.L8]+[.$AB$18]*[.M8]+[.$Z$19]*[.K9]+[.$AA$19]*[.L9]+[.$AB$19]*[.M9]" office:value-type="float" office:value="8" calcext:value-type="float">
            <text:p>8</text:p>
          </table:table-cell>
          <table:table-cell table:style-name="ce17" table:formula="of:=[.$Z$17]*[.L7]+[.$AA$17]*[.M7]+[.$AB$17]*[.N7]+[.$Z$18]*[.L8]+[.$AA$18]*[.M8]+[.$AB$18]*[.N8]+[.$Z$19]*[.L9]+[.$AA$19]*[.M9]+[.$AB$19]*[.N9]" office:value-type="float" office:value="8" calcext:value-type="float">
            <text:p>8</text:p>
          </table:table-cell>
          <table:table-cell table:style-name="ce17" table:formula="of:=[.$Z$17]*[.M7]+[.$AA$17]*[.N7]+[.$AB$17]*[.O7]+[.$Z$18]*[.M8]+[.$AA$18]*[.N8]+[.$AB$18]*[.O8]+[.$Z$19]*[.M9]+[.$AA$19]*[.N9]+[.$AB$19]*[.O9]" office:value-type="float" office:value="8" calcext:value-type="float">
            <text:p>8</text:p>
          </table:table-cell>
          <table:table-cell table:style-name="ce17" table:formula="of:=[.$Z$17]*[.N7]+[.$AA$17]*[.O7]+[.$AB$17]*[.P7]+[.$Z$18]*[.N8]+[.$AA$18]*[.O8]+[.$AB$18]*[.P8]+[.$Z$19]*[.N9]+[.$AA$19]*[.O9]+[.$AB$19]*[.P9]" office:value-type="float" office:value="8" calcext:value-type="float">
            <text:p>8</text:p>
          </table:table-cell>
          <table:table-cell table:style-name="ce17" table:formula="of:=[.$Z$17]*[.O7]+[.$AA$17]*[.P7]+[.$AB$17]*[.Q7]+[.$Z$18]*[.O8]+[.$AA$18]*[.P8]+[.$AB$18]*[.Q8]+[.$Z$19]*[.O9]+[.$AA$19]*[.P9]+[.$AB$19]*[.Q9]" office:value-type="float" office:value="8" calcext:value-type="float">
            <text:p>8</text:p>
          </table:table-cell>
          <table:table-cell table:style-name="ce17" table:formula="of:=[.$Z$17]*[.P7]+[.$AA$17]*[.Q7]+[.$AB$17]*[.R7]+[.$Z$18]*[.P8]+[.$AA$18]*[.Q8]+[.$AB$18]*[.R8]+[.$Z$19]*[.P9]+[.$AA$19]*[.Q9]+[.$AB$19]*[.R9]" office:value-type="float" office:value="8" calcext:value-type="float">
            <text:p>8</text:p>
          </table:table-cell>
          <table:table-cell table:style-name="ce17" table:formula="of:=[.$Z$17]*[.Q7]+[.$AA$17]*[.R7]+[.$AB$17]*[.S7]+[.$Z$18]*[.Q8]+[.$AA$18]*[.R8]+[.$AB$18]*[.S8]+[.$Z$19]*[.Q9]+[.$AA$19]*[.R9]+[.$AB$19]*[.S9]" office:value-type="float" office:value="8" calcext:value-type="float">
            <text:p>8</text:p>
          </table:table-cell>
          <table:table-cell table:style-name="ce17" table:formula="of:=[.$Z$17]*[.R7]+[.$AA$17]*[.S7]+[.$AB$17]*[.T7]+[.$Z$18]*[.R8]+[.$AA$18]*[.S8]+[.$AB$18]*[.T8]+[.$Z$19]*[.R9]+[.$AA$19]*[.S9]+[.$AB$19]*[.T9]" office:value-type="float" office:value="8" calcext:value-type="float">
            <text:p>8</text:p>
          </table:table-cell>
          <table:table-cell table:style-name="ce3"/>
          <table:table-cell table:style-name="ce8"/>
          <table:table-cell/>
          <table:table-cell table:formula="of:=[.$Z$17]*[.V7]+[.$AA$17]*[.W7]+[.$AB$17]*[.X7]+[.$Z$18]*[.V8]+[.$AA$18]*[.W8]+[.$AB$18]*[.X8]+[.$Z$19]*[.V9]+[.$AA$19]*[.W9]+[.$AB$19]*[.X9]" office:value-type="float" office:value="1" calcext:value-type="float">
            <text:p>1</text:p>
          </table:table-cell>
          <table:table-cell table:formula="of:=[.$Z$17]*[.W7]+[.$AA$17]*[.X7]+[.$AB$17]*[.Y7]+[.$Z$18]*[.W8]+[.$AA$18]*[.X8]+[.$AB$18]*[.Y8]+[.$Z$19]*[.W9]+[.$AA$19]*[.X9]+[.$AB$19]*[.Y9]" office:value-type="float" office:value="1" calcext:value-type="float">
            <text:p>1</text:p>
          </table:table-cell>
          <table:table-cell table:formula="of:=[.$Z$17]*[.X7]+[.$AA$17]*[.Y7]+[.$AB$17]*[.Z7]+[.$Z$18]*[.X8]+[.$AA$18]*[.Y8]+[.$AB$18]*[.Z8]+[.$Z$19]*[.X9]+[.$AA$19]*[.Y9]+[.$AB$19]*[.Z9]" office:value-type="float" office:value="1" calcext:value-type="float">
            <text:p>1</text:p>
          </table:table-cell>
          <table:table-cell table:formula="of:=[.$Z$17]*[.Y7]+[.$AA$17]*[.Z7]+[.$AB$17]*[.AA7]+[.$Z$18]*[.Y8]+[.$AA$18]*[.Z8]+[.$AB$18]*[.AA8]+[.$Z$19]*[.Y9]+[.$AA$19]*[.Z9]+[.$AB$19]*[.AA9]" office:value-type="float" office:value="1" calcext:value-type="float">
            <text:p>1</text:p>
          </table:table-cell>
          <table:table-cell table:formula="of:=[.$Z$17]*[.Z7]+[.$AA$17]*[.AA7]+[.$AB$17]*[.AB7]+[.$Z$18]*[.Z8]+[.$AA$18]*[.AA8]+[.$AB$18]*[.AB8]+[.$Z$19]*[.Z9]+[.$AA$19]*[.AA9]+[.$AB$19]*[.AB9]" office:value-type="float" office:value="1" calcext:value-type="float">
            <text:p>1</text:p>
          </table:table-cell>
          <table:table-cell table:formula="of:=[.$Z$17]*[.AA7]+[.$AA$17]*[.AB7]+[.$AB$17]*[.AC7]+[.$Z$18]*[.AA8]+[.$AA$18]*[.AB8]+[.$AB$18]*[.AC8]+[.$Z$19]*[.AA9]+[.$AA$19]*[.AB9]+[.$AB$19]*[.AC9]" office:value-type="float" office:value="1" calcext:value-type="float">
            <text:p>1</text:p>
          </table:table-cell>
          <table:table-cell table:formula="of:=[.$Z$17]*[.AB7]+[.$AA$17]*[.AC7]+[.$AB$17]*[.AD7]+[.$Z$18]*[.AB8]+[.$AA$18]*[.AC8]+[.$AB$18]*[.AD8]+[.$Z$19]*[.AB9]+[.$AA$19]*[.AC9]+[.$AB$19]*[.AD9]" office:value-type="float" office:value="1" calcext:value-type="float">
            <text:p>1</text:p>
          </table:table-cell>
          <table:table-cell table:formula="of:=[.$Z$17]*[.AC7]+[.$AA$17]*[.AD7]+[.$AB$17]*[.AE7]+[.$Z$18]*[.AC8]+[.$AA$18]*[.AD8]+[.$AB$18]*[.AE8]+[.$Z$19]*[.AC9]+[.$AA$19]*[.AD9]+[.$AB$19]*[.AE9]" office:value-type="float" office:value="1" calcext:value-type="float">
            <text:p>1</text:p>
          </table:table-cell>
          <table:table-cell/>
          <table:table-cell table:style-name="ce8"/>
          <table:table-cell/>
          <table:table-cell table:style-name="ce17" table:formula="of:=[.$Z$17]*[.AG7]+[.$AA$17]*[.AH7]+[.$AB$17]*[.AI7]+[.$Z$18]*[.AG8]+[.$AA$18]*[.AH8]+[.$AB$18]*[.AI8]+[.$Z$19]*[.AG9]+[.$AA$19]*[.AH9]+[.$AB$19]*[.AI9]" office:value-type="float" office:value="1" calcext:value-type="float">
            <text:p>1</text:p>
          </table:table-cell>
          <table:table-cell table:style-name="ce17" table:formula="of:=[.$Z$17]*[.AH7]+[.$AA$17]*[.AI7]+[.$AB$17]*[.AJ7]+[.$Z$18]*[.AH8]+[.$AA$18]*[.AI8]+[.$AB$18]*[.AJ8]+[.$Z$19]*[.AH9]+[.$AA$19]*[.AI9]+[.$AB$19]*[.AJ9]" office:value-type="float" office:value="1" calcext:value-type="float">
            <text:p>1</text:p>
          </table:table-cell>
          <table:table-cell table:style-name="ce17" table:formula="of:=[.$Z$17]*[.AI7]+[.$AA$17]*[.AJ7]+[.$AB$17]*[.AK7]+[.$Z$18]*[.AI8]+[.$AA$18]*[.AJ8]+[.$AB$18]*[.AK8]+[.$Z$19]*[.AI9]+[.$AA$19]*[.AJ9]+[.$AB$19]*[.AK9]" office:value-type="float" office:value="1" calcext:value-type="float">
            <text:p>1</text:p>
          </table:table-cell>
          <table:table-cell table:style-name="ce17" table:formula="of:=[.$Z$17]*[.AJ7]+[.$AA$17]*[.AK7]+[.$AB$17]*[.AL7]+[.$Z$18]*[.AJ8]+[.$AA$18]*[.AK8]+[.$AB$18]*[.AL8]+[.$Z$19]*[.AJ9]+[.$AA$19]*[.AK9]+[.$AB$19]*[.AL9]" office:value-type="float" office:value="3" calcext:value-type="float">
            <text:p>3</text:p>
          </table:table-cell>
          <table:table-cell table:style-name="ce17" table:formula="of:=[.$Z$17]*[.AK7]+[.$AA$17]*[.AL7]+[.$AB$17]*[.AM7]+[.$Z$18]*[.AK8]+[.$AA$18]*[.AL8]+[.$AB$18]*[.AM8]+[.$Z$19]*[.AK9]+[.$AA$19]*[.AL9]+[.$AB$19]*[.AM9]" office:value-type="float" office:value="5" calcext:value-type="float">
            <text:p>5</text:p>
          </table:table-cell>
          <table:table-cell table:formula="of:=[.$Z$17]*[.AL7]+[.$AA$17]*[.AM7]+[.$AB$17]*[.AN7]+[.$Z$18]*[.AL8]+[.$AA$18]*[.AM8]+[.$AB$18]*[.AN8]+[.$Z$19]*[.AL9]+[.$AA$19]*[.AM9]+[.$AB$19]*[.AN9]" office:value-type="float" office:value="7" calcext:value-type="float">
            <text:p>7</text:p>
          </table:table-cell>
          <table:table-cell table:formula="of:=[.$Z$17]*[.AM7]+[.$AA$17]*[.AN7]+[.$AB$17]*[.AO7]+[.$Z$18]*[.AM8]+[.$AA$18]*[.AN8]+[.$AB$18]*[.AO8]+[.$Z$19]*[.AM9]+[.$AA$19]*[.AN9]+[.$AB$19]*[.AO9]" office:value-type="float" office:value="8" calcext:value-type="float">
            <text:p>8</text:p>
          </table:table-cell>
          <table:table-cell table:formula="of:=[.$Z$17]*[.AN7]+[.$AA$17]*[.AO7]+[.$AB$17]*[.AP7]+[.$Z$18]*[.AN8]+[.$AA$18]*[.AO8]+[.$AB$18]*[.AP8]+[.$Z$19]*[.AN9]+[.$AA$19]*[.AO9]+[.$AB$19]*[.AP9]" office:value-type="float" office:value="8" calcext:value-type="float">
            <text:p>8</text:p>
          </table:table-cell>
          <table:table-cell/>
          <table:table-cell table:style-name="ce8"/>
          <table:table-cell/>
          <table:table-cell table:formula="of:=[.$Z$17]*[.AR7]+[.$AA$17]*[.AS7]+[.$AB$17]*[.AT7]+[.$Z$18]*[.AR8]+[.$AA$18]*[.AS8]+[.$AB$18]*[.AT8]+[.$Z$19]*[.AR9]+[.$AA$19]*[.AS9]+[.$AB$19]*[.AT9]" office:value-type="float" office:value="3" calcext:value-type="float">
            <text:p>3</text:p>
          </table:table-cell>
          <table:table-cell table:formula="of:=[.$Z$17]*[.AS7]+[.$AA$17]*[.AT7]+[.$AB$17]*[.AU7]+[.$Z$18]*[.AS8]+[.$AA$18]*[.AT8]+[.$AB$18]*[.AU8]+[.$Z$19]*[.AS9]+[.$AA$19]*[.AT9]+[.$AB$19]*[.AU9]" office:value-type="float" office:value="3" calcext:value-type="float">
            <text:p>3</text:p>
          </table:table-cell>
          <table:table-cell table:formula="of:=[.$Z$17]*[.AT7]+[.$AA$17]*[.AU7]+[.$AB$17]*[.AV7]+[.$Z$18]*[.AT8]+[.$AA$18]*[.AU8]+[.$AB$18]*[.AV8]+[.$Z$19]*[.AT9]+[.$AA$19]*[.AU9]+[.$AB$19]*[.AV9]" office:value-type="float" office:value="3" calcext:value-type="float">
            <text:p>3</text:p>
          </table:table-cell>
          <table:table-cell table:formula="of:=[.$Z$17]*[.AU7]+[.$AA$17]*[.AV7]+[.$AB$17]*[.AW7]+[.$Z$18]*[.AU8]+[.$AA$18]*[.AV8]+[.$AB$18]*[.AW8]+[.$Z$19]*[.AU9]+[.$AA$19]*[.AV9]+[.$AB$19]*[.AW9]" office:value-type="float" office:value="3" calcext:value-type="float">
            <text:p>3</text:p>
          </table:table-cell>
          <table:table-cell table:formula="of:=[.$Z$17]*[.AV7]+[.$AA$17]*[.AW7]+[.$AB$17]*[.AX7]+[.$Z$18]*[.AV8]+[.$AA$18]*[.AW8]+[.$AB$18]*[.AX8]+[.$Z$19]*[.AV9]+[.$AA$19]*[.AW9]+[.$AB$19]*[.AX9]" office:value-type="float" office:value="3" calcext:value-type="float">
            <text:p>3</text:p>
          </table:table-cell>
          <table:table-cell table:formula="of:=[.$Z$17]*[.AW7]+[.$AA$17]*[.AX7]+[.$AB$17]*[.AY7]+[.$Z$18]*[.AW8]+[.$AA$18]*[.AX8]+[.$AB$18]*[.AY8]+[.$Z$19]*[.AW9]+[.$AA$19]*[.AX9]+[.$AB$19]*[.AY9]" office:value-type="float" office:value="3" calcext:value-type="float">
            <text:p>3</text:p>
          </table:table-cell>
          <table:table-cell table:formula="of:=[.$Z$17]*[.AX7]+[.$AA$17]*[.AY7]+[.$AB$17]*[.AZ7]+[.$Z$18]*[.AX8]+[.$AA$18]*[.AY8]+[.$AB$18]*[.AZ8]+[.$Z$19]*[.AX9]+[.$AA$19]*[.AY9]+[.$AB$19]*[.AZ9]" office:value-type="float" office:value="3" calcext:value-type="float">
            <text:p>3</text:p>
          </table:table-cell>
          <table:table-cell table:formula="of:=[.$Z$17]*[.AY7]+[.$AA$17]*[.AZ7]+[.$AB$17]*[.BA7]+[.$Z$18]*[.AY8]+[.$AA$18]*[.AZ8]+[.$AB$18]*[.BA8]+[.$Z$19]*[.AY9]+[.$AA$19]*[.AZ9]+[.$AB$19]*[.BA9]" office:value-type="float" office:value="3" calcext:value-type="float">
            <text:p>3</text:p>
          </table:table-cell>
          <table:table-cell table:number-columns-repeated="12"/>
        </table:table-row>
        <table:table-row table:style-name="ro5">
          <table:table-cell/>
          <table:table-cell table:style-name="ce17" table:formula="of:=[.$Z$17]*[.A8]+[.$AA$17]*[.B8]+[.$AB$17]*[.C8]+[.$Z$18]*[.A9]+[.$AA$18]*[.B9]+[.$AB$18]*[.C9]+[.$Z$19]*[.A10]+[.$AA$19]*[.B10]+[.$AB$19]*[.C10]" office:value-type="float" office:value="2" calcext:value-type="float">
            <text:p>2</text:p>
          </table:table-cell>
          <table:table-cell table:style-name="ce17" table:formula="of:=[.$Z$17]*[.B8]+[.$AA$17]*[.C8]+[.$AB$17]*[.D8]+[.$Z$18]*[.B9]+[.$AA$18]*[.C9]+[.$AB$18]*[.D9]+[.$Z$19]*[.B10]+[.$AA$19]*[.C10]+[.$AB$19]*[.D10]" office:value-type="float" office:value="3" calcext:value-type="float">
            <text:p>3</text:p>
          </table:table-cell>
          <table:table-cell table:style-name="ce17" table:formula="of:=[.$Z$17]*[.C8]+[.$AA$17]*[.D8]+[.$AB$17]*[.E8]+[.$Z$18]*[.C9]+[.$AA$18]*[.D9]+[.$AB$18]*[.E9]+[.$Z$19]*[.C10]+[.$AA$19]*[.D10]+[.$AB$19]*[.E10]" office:value-type="float" office:value="8" calcext:value-type="float">
            <text:p>8</text:p>
          </table:table-cell>
          <table:table-cell table:style-name="ce17" table:formula="of:=[.$Z$17]*[.D8]+[.$AA$17]*[.E8]+[.$AB$17]*[.F8]+[.$Z$18]*[.D9]+[.$AA$18]*[.E9]+[.$AB$18]*[.F9]+[.$Z$19]*[.D10]+[.$AA$19]*[.E10]+[.$AB$19]*[.F10]" office:value-type="float" office:value="5" calcext:value-type="float">
            <text:p>5</text:p>
          </table:table-cell>
          <table:table-cell table:style-name="ce17" table:formula="of:=[.$Z$17]*[.E8]+[.$AA$17]*[.F8]+[.$AB$17]*[.G8]+[.$Z$18]*[.E9]+[.$AA$18]*[.F9]+[.$AB$18]*[.G9]+[.$Z$19]*[.E10]+[.$AA$19]*[.F10]+[.$AB$19]*[.G10]" office:value-type="float" office:value="2" calcext:value-type="float">
            <text:p>2</text:p>
          </table:table-cell>
          <table:table-cell table:style-name="ce17" table:formula="of:=[.$Z$17]*[.F8]+[.$AA$17]*[.G8]+[.$AB$17]*[.H8]+[.$Z$18]*[.F9]+[.$AA$18]*[.G9]+[.$AB$18]*[.H9]+[.$Z$19]*[.F10]+[.$AA$19]*[.G10]+[.$AB$19]*[.H10]" office:value-type="float" office:value="1" calcext:value-type="float">
            <text:p>1</text:p>
          </table:table-cell>
          <table:table-cell table:style-name="ce17" table:formula="of:=[.$Z$17]*[.G8]+[.$AA$17]*[.H8]+[.$AB$17]*[.I8]+[.$Z$18]*[.G9]+[.$AA$18]*[.H9]+[.$AB$18]*[.I9]+[.$Z$19]*[.G10]+[.$AA$19]*[.H10]+[.$AB$19]*[.I10]" office:value-type="float" office:value="8" calcext:value-type="float">
            <text:p>8</text:p>
          </table:table-cell>
          <table:table-cell/>
          <table:table-cell table:style-name="ce8"/>
          <table:table-cell table:style-name="ce3"/>
          <table:table-cell table:style-name="ce17" table:formula="of:=[.$Z$17]*[.K8]+[.$AA$17]*[.L8]+[.$AB$17]*[.M8]+[.$Z$18]*[.K9]+[.$AA$18]*[.L9]+[.$AB$18]*[.M9]+[.$Z$19]*[.K10]+[.$AA$19]*[.L10]+[.$AB$19]*[.M10]" office:value-type="float" office:value="8" calcext:value-type="float">
            <text:p>8</text:p>
          </table:table-cell>
          <table:table-cell table:style-name="ce17" table:formula="of:=[.$Z$17]*[.L8]+[.$AA$17]*[.M8]+[.$AB$17]*[.N8]+[.$Z$18]*[.L9]+[.$AA$18]*[.M9]+[.$AB$18]*[.N9]+[.$Z$19]*[.L10]+[.$AA$19]*[.M10]+[.$AB$19]*[.N10]" office:value-type="float" office:value="8" calcext:value-type="float">
            <text:p>8</text:p>
          </table:table-cell>
          <table:table-cell table:style-name="ce17" table:formula="of:=[.$Z$17]*[.M8]+[.$AA$17]*[.N8]+[.$AB$17]*[.O8]+[.$Z$18]*[.M9]+[.$AA$18]*[.N9]+[.$AB$18]*[.O9]+[.$Z$19]*[.M10]+[.$AA$19]*[.N10]+[.$AB$19]*[.O10]" office:value-type="float" office:value="8" calcext:value-type="float">
            <text:p>8</text:p>
          </table:table-cell>
          <table:table-cell table:style-name="ce17" table:formula="of:=[.$Z$17]*[.N8]+[.$AA$17]*[.O8]+[.$AB$17]*[.P8]+[.$Z$18]*[.N9]+[.$AA$18]*[.O9]+[.$AB$18]*[.P9]+[.$Z$19]*[.N10]+[.$AA$19]*[.O10]+[.$AB$19]*[.P10]" office:value-type="float" office:value="8" calcext:value-type="float">
            <text:p>8</text:p>
          </table:table-cell>
          <table:table-cell table:style-name="ce17" table:formula="of:=[.$Z$17]*[.O8]+[.$AA$17]*[.P8]+[.$AB$17]*[.Q8]+[.$Z$18]*[.O9]+[.$AA$18]*[.P9]+[.$AB$18]*[.Q9]+[.$Z$19]*[.O10]+[.$AA$19]*[.P10]+[.$AB$19]*[.Q10]" office:value-type="float" office:value="8" calcext:value-type="float">
            <text:p>8</text:p>
          </table:table-cell>
          <table:table-cell table:style-name="ce17" table:formula="of:=[.$Z$17]*[.P8]+[.$AA$17]*[.Q8]+[.$AB$17]*[.R8]+[.$Z$18]*[.P9]+[.$AA$18]*[.Q9]+[.$AB$18]*[.R9]+[.$Z$19]*[.P10]+[.$AA$19]*[.Q10]+[.$AB$19]*[.R10]" office:value-type="float" office:value="8" calcext:value-type="float">
            <text:p>8</text:p>
          </table:table-cell>
          <table:table-cell table:style-name="ce17" table:formula="of:=[.$Z$17]*[.Q8]+[.$AA$17]*[.R8]+[.$AB$17]*[.S8]+[.$Z$18]*[.Q9]+[.$AA$18]*[.R9]+[.$AB$18]*[.S9]+[.$Z$19]*[.Q10]+[.$AA$19]*[.R10]+[.$AB$19]*[.S10]" office:value-type="float" office:value="8" calcext:value-type="float">
            <text:p>8</text:p>
          </table:table-cell>
          <table:table-cell table:style-name="ce17" table:formula="of:=[.$Z$17]*[.R8]+[.$AA$17]*[.S8]+[.$AB$17]*[.T8]+[.$Z$18]*[.R9]+[.$AA$18]*[.S9]+[.$AB$18]*[.T9]+[.$Z$19]*[.R10]+[.$AA$19]*[.S10]+[.$AB$19]*[.T10]" office:value-type="float" office:value="8" calcext:value-type="float">
            <text:p>8</text:p>
          </table:table-cell>
          <table:table-cell table:style-name="ce3"/>
          <table:table-cell table:style-name="ce8"/>
          <table:table-cell/>
          <table:table-cell table:formula="of:=[.$Z$17]*[.V8]+[.$AA$17]*[.W8]+[.$AB$17]*[.X8]+[.$Z$18]*[.V9]+[.$AA$18]*[.W9]+[.$AB$18]*[.X9]+[.$Z$19]*[.V10]+[.$AA$19]*[.W10]+[.$AB$19]*[.X10]" office:value-type="float" office:value="3" calcext:value-type="float">
            <text:p>3</text:p>
          </table:table-cell>
          <table:table-cell table:formula="of:=[.$Z$17]*[.W8]+[.$AA$17]*[.X8]+[.$AB$17]*[.Y8]+[.$Z$18]*[.W9]+[.$AA$18]*[.X9]+[.$AB$18]*[.Y9]+[.$Z$19]*[.W10]+[.$AA$19]*[.X10]+[.$AB$19]*[.Y10]" office:value-type="float" office:value="3" calcext:value-type="float">
            <text:p>3</text:p>
          </table:table-cell>
          <table:table-cell table:formula="of:=[.$Z$17]*[.X8]+[.$AA$17]*[.Y8]+[.$AB$17]*[.Z8]+[.$Z$18]*[.X9]+[.$AA$18]*[.Y9]+[.$AB$18]*[.Z9]+[.$Z$19]*[.X10]+[.$AA$19]*[.Y10]+[.$AB$19]*[.Z10]" office:value-type="float" office:value="3" calcext:value-type="float">
            <text:p>3</text:p>
          </table:table-cell>
          <table:table-cell table:formula="of:=[.$Z$17]*[.Y8]+[.$AA$17]*[.Z8]+[.$AB$17]*[.AA8]+[.$Z$18]*[.Y9]+[.$AA$18]*[.Z9]+[.$AB$18]*[.AA9]+[.$Z$19]*[.Y10]+[.$AA$19]*[.Z10]+[.$AB$19]*[.AA10]" office:value-type="float" office:value="3" calcext:value-type="float">
            <text:p>3</text:p>
          </table:table-cell>
          <table:table-cell table:formula="of:=[.$Z$17]*[.Z8]+[.$AA$17]*[.AA8]+[.$AB$17]*[.AB8]+[.$Z$18]*[.Z9]+[.$AA$18]*[.AA9]+[.$AB$18]*[.AB9]+[.$Z$19]*[.Z10]+[.$AA$19]*[.AA10]+[.$AB$19]*[.AB10]" office:value-type="float" office:value="3" calcext:value-type="float">
            <text:p>3</text:p>
          </table:table-cell>
          <table:table-cell table:formula="of:=[.$Z$17]*[.AA8]+[.$AA$17]*[.AB8]+[.$AB$17]*[.AC8]+[.$Z$18]*[.AA9]+[.$AA$18]*[.AB9]+[.$AB$18]*[.AC9]+[.$Z$19]*[.AA10]+[.$AA$19]*[.AB10]+[.$AB$19]*[.AC10]" office:value-type="float" office:value="3" calcext:value-type="float">
            <text:p>3</text:p>
          </table:table-cell>
          <table:table-cell table:formula="of:=[.$Z$17]*[.AB8]+[.$AA$17]*[.AC8]+[.$AB$17]*[.AD8]+[.$Z$18]*[.AB9]+[.$AA$18]*[.AC9]+[.$AB$18]*[.AD9]+[.$Z$19]*[.AB10]+[.$AA$19]*[.AC10]+[.$AB$19]*[.AD10]" office:value-type="float" office:value="3" calcext:value-type="float">
            <text:p>3</text:p>
          </table:table-cell>
          <table:table-cell table:formula="of:=[.$Z$17]*[.AC8]+[.$AA$17]*[.AD8]+[.$AB$17]*[.AE8]+[.$Z$18]*[.AC9]+[.$AA$18]*[.AD9]+[.$AB$18]*[.AE9]+[.$Z$19]*[.AC10]+[.$AA$19]*[.AD10]+[.$AB$19]*[.AE10]" office:value-type="float" office:value="3" calcext:value-type="float">
            <text:p>3</text:p>
          </table:table-cell>
          <table:table-cell/>
          <table:table-cell table:style-name="ce8"/>
          <table:table-cell/>
          <table:table-cell table:style-name="ce17" table:formula="of:=[.$Z$17]*[.AG8]+[.$AA$17]*[.AH8]+[.$AB$17]*[.AI8]+[.$Z$18]*[.AG9]+[.$AA$18]*[.AH9]+[.$AB$18]*[.AI9]+[.$Z$19]*[.AG10]+[.$AA$19]*[.AH10]+[.$AB$19]*[.AI10]" office:value-type="float" office:value="1" calcext:value-type="float">
            <text:p>1</text:p>
          </table:table-cell>
          <table:table-cell table:style-name="ce17" table:formula="of:=[.$Z$17]*[.AH8]+[.$AA$17]*[.AI8]+[.$AB$17]*[.AJ8]+[.$Z$18]*[.AH9]+[.$AA$18]*[.AI9]+[.$AB$18]*[.AJ9]+[.$Z$19]*[.AH10]+[.$AA$19]*[.AI10]+[.$AB$19]*[.AJ10]" office:value-type="float" office:value="1" calcext:value-type="float">
            <text:p>1</text:p>
          </table:table-cell>
          <table:table-cell table:style-name="ce17" table:formula="of:=[.$Z$17]*[.AI8]+[.$AA$17]*[.AJ8]+[.$AB$17]*[.AK8]+[.$Z$18]*[.AI9]+[.$AA$18]*[.AJ9]+[.$AB$18]*[.AK9]+[.$Z$19]*[.AI10]+[.$AA$19]*[.AJ10]+[.$AB$19]*[.AK10]" office:value-type="float" office:value="1" calcext:value-type="float">
            <text:p>1</text:p>
          </table:table-cell>
          <table:table-cell table:style-name="ce17" table:formula="of:=[.$Z$17]*[.AJ8]+[.$AA$17]*[.AK8]+[.$AB$17]*[.AL8]+[.$Z$18]*[.AJ9]+[.$AA$18]*[.AK9]+[.$AB$18]*[.AL9]+[.$Z$19]*[.AJ10]+[.$AA$19]*[.AK10]+[.$AB$19]*[.AL10]" office:value-type="float" office:value="3" calcext:value-type="float">
            <text:p>3</text:p>
          </table:table-cell>
          <table:table-cell table:style-name="ce17" table:formula="of:=[.$Z$17]*[.AK8]+[.$AA$17]*[.AL8]+[.$AB$17]*[.AM8]+[.$Z$18]*[.AK9]+[.$AA$18]*[.AL9]+[.$AB$18]*[.AM9]+[.$Z$19]*[.AK10]+[.$AA$19]*[.AL10]+[.$AB$19]*[.AM10]" office:value-type="float" office:value="5" calcext:value-type="float">
            <text:p>5</text:p>
          </table:table-cell>
          <table:table-cell table:formula="of:=[.$Z$17]*[.AL8]+[.$AA$17]*[.AM8]+[.$AB$17]*[.AN8]+[.$Z$18]*[.AL9]+[.$AA$18]*[.AM9]+[.$AB$18]*[.AN9]+[.$Z$19]*[.AL10]+[.$AA$19]*[.AM10]+[.$AB$19]*[.AN10]" office:value-type="float" office:value="7" calcext:value-type="float">
            <text:p>7</text:p>
          </table:table-cell>
          <table:table-cell table:formula="of:=[.$Z$17]*[.AM8]+[.$AA$17]*[.AN8]+[.$AB$17]*[.AO8]+[.$Z$18]*[.AM9]+[.$AA$18]*[.AN9]+[.$AB$18]*[.AO9]+[.$Z$19]*[.AM10]+[.$AA$19]*[.AN10]+[.$AB$19]*[.AO10]" office:value-type="float" office:value="8" calcext:value-type="float">
            <text:p>8</text:p>
          </table:table-cell>
          <table:table-cell table:formula="of:=[.$Z$17]*[.AN8]+[.$AA$17]*[.AO8]+[.$AB$17]*[.AP8]+[.$Z$18]*[.AN9]+[.$AA$18]*[.AO9]+[.$AB$18]*[.AP9]+[.$Z$19]*[.AN10]+[.$AA$19]*[.AO10]+[.$AB$19]*[.AP10]" office:value-type="float" office:value="8" calcext:value-type="float">
            <text:p>8</text:p>
          </table:table-cell>
          <table:table-cell/>
          <table:table-cell table:style-name="ce8"/>
          <table:table-cell/>
          <table:table-cell table:formula="of:=[.$Z$17]*[.AR8]+[.$AA$17]*[.AS8]+[.$AB$17]*[.AT8]+[.$Z$18]*[.AR9]+[.$AA$18]*[.AS9]+[.$AB$18]*[.AT9]+[.$Z$19]*[.AR10]+[.$AA$19]*[.AS10]+[.$AB$19]*[.AT10]" office:value-type="float" office:value="5" calcext:value-type="float">
            <text:p>5</text:p>
          </table:table-cell>
          <table:table-cell table:formula="of:=[.$Z$17]*[.AS8]+[.$AA$17]*[.AT8]+[.$AB$17]*[.AU8]+[.$Z$18]*[.AS9]+[.$AA$18]*[.AT9]+[.$AB$18]*[.AU9]+[.$Z$19]*[.AS10]+[.$AA$19]*[.AT10]+[.$AB$19]*[.AU10]" office:value-type="float" office:value="5" calcext:value-type="float">
            <text:p>5</text:p>
          </table:table-cell>
          <table:table-cell table:formula="of:=[.$Z$17]*[.AT8]+[.$AA$17]*[.AU8]+[.$AB$17]*[.AV8]+[.$Z$18]*[.AT9]+[.$AA$18]*[.AU9]+[.$AB$18]*[.AV9]+[.$Z$19]*[.AT10]+[.$AA$19]*[.AU10]+[.$AB$19]*[.AV10]" office:value-type="float" office:value="5" calcext:value-type="float">
            <text:p>5</text:p>
          </table:table-cell>
          <table:table-cell table:formula="of:=[.$Z$17]*[.AU8]+[.$AA$17]*[.AV8]+[.$AB$17]*[.AW8]+[.$Z$18]*[.AU9]+[.$AA$18]*[.AV9]+[.$AB$18]*[.AW9]+[.$Z$19]*[.AU10]+[.$AA$19]*[.AV10]+[.$AB$19]*[.AW10]" office:value-type="float" office:value="5" calcext:value-type="float">
            <text:p>5</text:p>
          </table:table-cell>
          <table:table-cell table:formula="of:=[.$Z$17]*[.AV8]+[.$AA$17]*[.AW8]+[.$AB$17]*[.AX8]+[.$Z$18]*[.AV9]+[.$AA$18]*[.AW9]+[.$AB$18]*[.AX9]+[.$Z$19]*[.AV10]+[.$AA$19]*[.AW10]+[.$AB$19]*[.AX10]" office:value-type="float" office:value="5" calcext:value-type="float">
            <text:p>5</text:p>
          </table:table-cell>
          <table:table-cell table:formula="of:=[.$Z$17]*[.AW8]+[.$AA$17]*[.AX8]+[.$AB$17]*[.AY8]+[.$Z$18]*[.AW9]+[.$AA$18]*[.AX9]+[.$AB$18]*[.AY9]+[.$Z$19]*[.AW10]+[.$AA$19]*[.AX10]+[.$AB$19]*[.AY10]" office:value-type="float" office:value="5" calcext:value-type="float">
            <text:p>5</text:p>
          </table:table-cell>
          <table:table-cell table:formula="of:=[.$Z$17]*[.AX8]+[.$AA$17]*[.AY8]+[.$AB$17]*[.AZ8]+[.$Z$18]*[.AX9]+[.$AA$18]*[.AY9]+[.$AB$18]*[.AZ9]+[.$Z$19]*[.AX10]+[.$AA$19]*[.AY10]+[.$AB$19]*[.AZ10]" office:value-type="float" office:value="5" calcext:value-type="float">
            <text:p>5</text:p>
          </table:table-cell>
          <table:table-cell table:formula="of:=[.$Z$17]*[.AY8]+[.$AA$17]*[.AZ8]+[.$AB$17]*[.BA8]+[.$Z$18]*[.AY9]+[.$AA$18]*[.AZ9]+[.$AB$18]*[.BA9]+[.$Z$19]*[.AY10]+[.$AA$19]*[.AZ10]+[.$AB$19]*[.BA10]" office:value-type="float" office:value="5" calcext:value-type="float">
            <text:p>5</text:p>
          </table:table-cell>
          <table:table-cell table:number-columns-repeated="12"/>
        </table:table-row>
        <table:table-row table:style-name="ro5">
          <table:table-cell/>
          <table:table-cell table:style-name="ce17" table:formula="of:=[.$Z$17]*[.A9]+[.$AA$17]*[.B9]+[.$AB$17]*[.C9]+[.$Z$18]*[.A10]+[.$AA$18]*[.B10]+[.$AB$18]*[.C10]+[.$Z$19]*[.A11]+[.$AA$19]*[.B11]+[.$AB$19]*[.C11]" office:value-type="float" office:value="1" calcext:value-type="float">
            <text:p>1</text:p>
          </table:table-cell>
          <table:table-cell table:style-name="ce17" table:formula="of:=[.$Z$17]*[.B9]+[.$AA$17]*[.C9]+[.$AB$17]*[.D9]+[.$Z$18]*[.B10]+[.$AA$18]*[.C10]+[.$AB$18]*[.D10]+[.$Z$19]*[.B11]+[.$AA$19]*[.C11]+[.$AB$19]*[.D11]" office:value-type="float" office:value="2" calcext:value-type="float">
            <text:p>2</text:p>
          </table:table-cell>
          <table:table-cell table:style-name="ce17" table:formula="of:=[.$Z$17]*[.C9]+[.$AA$17]*[.D9]+[.$AB$17]*[.E9]+[.$Z$18]*[.C10]+[.$AA$18]*[.D10]+[.$AB$18]*[.E10]+[.$Z$19]*[.C11]+[.$AA$19]*[.D11]+[.$AB$19]*[.E11]" office:value-type="float" office:value="2" calcext:value-type="float">
            <text:p>2</text:p>
          </table:table-cell>
          <table:table-cell table:style-name="ce17" table:formula="of:=[.$Z$17]*[.D9]+[.$AA$17]*[.E9]+[.$AB$17]*[.F9]+[.$Z$18]*[.D10]+[.$AA$18]*[.E10]+[.$AB$18]*[.F10]+[.$Z$19]*[.D11]+[.$AA$19]*[.E11]+[.$AB$19]*[.F11]" office:value-type="float" office:value="1" calcext:value-type="float">
            <text:p>1</text:p>
          </table:table-cell>
          <table:table-cell table:style-name="ce17" table:formula="of:=[.$Z$17]*[.E9]+[.$AA$17]*[.F9]+[.$AB$17]*[.G9]+[.$Z$18]*[.E10]+[.$AA$18]*[.F10]+[.$AB$18]*[.G10]+[.$Z$19]*[.E11]+[.$AA$19]*[.F11]+[.$AB$19]*[.G11]" office:value-type="float" office:value="1" calcext:value-type="float">
            <text:p>1</text:p>
          </table:table-cell>
          <table:table-cell table:style-name="ce17" table:formula="of:=[.$Z$17]*[.F9]+[.$AA$17]*[.G9]+[.$AB$17]*[.H9]+[.$Z$18]*[.F10]+[.$AA$18]*[.G10]+[.$AB$18]*[.H10]+[.$Z$19]*[.F11]+[.$AA$19]*[.G11]+[.$AB$19]*[.H11]" office:value-type="float" office:value="2" calcext:value-type="float">
            <text:p>2</text:p>
          </table:table-cell>
          <table:table-cell table:style-name="ce17" table:formula="of:=[.$Z$17]*[.G9]+[.$AA$17]*[.H9]+[.$AB$17]*[.I9]+[.$Z$18]*[.G10]+[.$AA$18]*[.H10]+[.$AB$18]*[.I10]+[.$Z$19]*[.G11]+[.$AA$19]*[.H11]+[.$AB$19]*[.I11]" office:value-type="float" office:value="2" calcext:value-type="float">
            <text:p>2</text:p>
          </table:table-cell>
          <table:table-cell/>
          <table:table-cell table:style-name="ce8"/>
          <table:table-cell table:style-name="ce3"/>
          <table:table-cell table:style-name="ce17" table:formula="of:=[.$Z$17]*[.K9]+[.$AA$17]*[.L9]+[.$AB$17]*[.M9]+[.$Z$18]*[.K10]+[.$AA$18]*[.L10]+[.$AB$18]*[.M10]+[.$Z$19]*[.K11]+[.$AA$19]*[.L11]+[.$AB$19]*[.M11]" office:value-type="float" office:value="8" calcext:value-type="float">
            <text:p>8</text:p>
          </table:table-cell>
          <table:table-cell table:style-name="ce17" table:formula="of:=[.$Z$17]*[.L9]+[.$AA$17]*[.M9]+[.$AB$17]*[.N9]+[.$Z$18]*[.L10]+[.$AA$18]*[.M10]+[.$AB$18]*[.N10]+[.$Z$19]*[.L11]+[.$AA$19]*[.M11]+[.$AB$19]*[.N11]" office:value-type="float" office:value="8" calcext:value-type="float">
            <text:p>8</text:p>
          </table:table-cell>
          <table:table-cell table:style-name="ce17" table:formula="of:=[.$Z$17]*[.M9]+[.$AA$17]*[.N9]+[.$AB$17]*[.O9]+[.$Z$18]*[.M10]+[.$AA$18]*[.N10]+[.$AB$18]*[.O10]+[.$Z$19]*[.M11]+[.$AA$19]*[.N11]+[.$AB$19]*[.O11]" office:value-type="float" office:value="8" calcext:value-type="float">
            <text:p>8</text:p>
          </table:table-cell>
          <table:table-cell table:style-name="ce17" table:formula="of:=[.$Z$17]*[.N9]+[.$AA$17]*[.O9]+[.$AB$17]*[.P9]+[.$Z$18]*[.N10]+[.$AA$18]*[.O10]+[.$AB$18]*[.P10]+[.$Z$19]*[.N11]+[.$AA$19]*[.O11]+[.$AB$19]*[.P11]" office:value-type="float" office:value="8" calcext:value-type="float">
            <text:p>8</text:p>
          </table:table-cell>
          <table:table-cell table:style-name="ce17" table:formula="of:=[.$Z$17]*[.O9]+[.$AA$17]*[.P9]+[.$AB$17]*[.Q9]+[.$Z$18]*[.O10]+[.$AA$18]*[.P10]+[.$AB$18]*[.Q10]+[.$Z$19]*[.O11]+[.$AA$19]*[.P11]+[.$AB$19]*[.Q11]" office:value-type="float" office:value="8" calcext:value-type="float">
            <text:p>8</text:p>
          </table:table-cell>
          <table:table-cell table:style-name="ce17" table:formula="of:=[.$Z$17]*[.P9]+[.$AA$17]*[.Q9]+[.$AB$17]*[.R9]+[.$Z$18]*[.P10]+[.$AA$18]*[.Q10]+[.$AB$18]*[.R10]+[.$Z$19]*[.P11]+[.$AA$19]*[.Q11]+[.$AB$19]*[.R11]" office:value-type="float" office:value="8" calcext:value-type="float">
            <text:p>8</text:p>
          </table:table-cell>
          <table:table-cell table:style-name="ce17" table:formula="of:=[.$Z$17]*[.Q9]+[.$AA$17]*[.R9]+[.$AB$17]*[.S9]+[.$Z$18]*[.Q10]+[.$AA$18]*[.R10]+[.$AB$18]*[.S10]+[.$Z$19]*[.Q11]+[.$AA$19]*[.R11]+[.$AB$19]*[.S11]" office:value-type="float" office:value="8" calcext:value-type="float">
            <text:p>8</text:p>
          </table:table-cell>
          <table:table-cell table:style-name="ce17" table:formula="of:=[.$Z$17]*[.R9]+[.$AA$17]*[.S9]+[.$AB$17]*[.T9]+[.$Z$18]*[.R10]+[.$AA$18]*[.S10]+[.$AB$18]*[.T10]+[.$Z$19]*[.R11]+[.$AA$19]*[.S11]+[.$AB$19]*[.T11]" office:value-type="float" office:value="8" calcext:value-type="float">
            <text:p>8</text:p>
          </table:table-cell>
          <table:table-cell table:style-name="ce3"/>
          <table:table-cell table:style-name="ce8"/>
          <table:table-cell/>
          <table:table-cell table:formula="of:=[.$Z$17]*[.V9]+[.$AA$17]*[.W9]+[.$AB$17]*[.X9]+[.$Z$18]*[.V10]+[.$AA$18]*[.W10]+[.$AB$18]*[.X10]+[.$Z$19]*[.V11]+[.$AA$19]*[.W11]+[.$AB$19]*[.X11]" office:value-type="float" office:value="6" calcext:value-type="float">
            <text:p>6</text:p>
          </table:table-cell>
          <table:table-cell table:formula="of:=[.$Z$17]*[.W9]+[.$AA$17]*[.X9]+[.$AB$17]*[.Y9]+[.$Z$18]*[.W10]+[.$AA$18]*[.X10]+[.$AB$18]*[.Y10]+[.$Z$19]*[.W11]+[.$AA$19]*[.X11]+[.$AB$19]*[.Y11]" office:value-type="float" office:value="6" calcext:value-type="float">
            <text:p>6</text:p>
          </table:table-cell>
          <table:table-cell table:formula="of:=[.$Z$17]*[.X9]+[.$AA$17]*[.Y9]+[.$AB$17]*[.Z9]+[.$Z$18]*[.X10]+[.$AA$18]*[.Y10]+[.$AB$18]*[.Z10]+[.$Z$19]*[.X11]+[.$AA$19]*[.Y11]+[.$AB$19]*[.Z11]" office:value-type="float" office:value="6" calcext:value-type="float">
            <text:p>6</text:p>
          </table:table-cell>
          <table:table-cell table:formula="of:=[.$Z$17]*[.Y9]+[.$AA$17]*[.Z9]+[.$AB$17]*[.AA9]+[.$Z$18]*[.Y10]+[.$AA$18]*[.Z10]+[.$AB$18]*[.AA10]+[.$Z$19]*[.Y11]+[.$AA$19]*[.Z11]+[.$AB$19]*[.AA11]" office:value-type="float" office:value="6" calcext:value-type="float">
            <text:p>6</text:p>
          </table:table-cell>
          <table:table-cell table:formula="of:=[.$Z$17]*[.Z9]+[.$AA$17]*[.AA9]+[.$AB$17]*[.AB9]+[.$Z$18]*[.Z10]+[.$AA$18]*[.AA10]+[.$AB$18]*[.AB10]+[.$Z$19]*[.Z11]+[.$AA$19]*[.AA11]+[.$AB$19]*[.AB11]" office:value-type="float" office:value="6" calcext:value-type="float">
            <text:p>6</text:p>
          </table:table-cell>
          <table:table-cell table:formula="of:=[.$Z$17]*[.AA9]+[.$AA$17]*[.AB9]+[.$AB$17]*[.AC9]+[.$Z$18]*[.AA10]+[.$AA$18]*[.AB10]+[.$AB$18]*[.AC10]+[.$Z$19]*[.AA11]+[.$AA$19]*[.AB11]+[.$AB$19]*[.AC11]" office:value-type="float" office:value="6" calcext:value-type="float">
            <text:p>6</text:p>
          </table:table-cell>
          <table:table-cell table:formula="of:=[.$Z$17]*[.AB9]+[.$AA$17]*[.AC9]+[.$AB$17]*[.AD9]+[.$Z$18]*[.AB10]+[.$AA$18]*[.AC10]+[.$AB$18]*[.AD10]+[.$Z$19]*[.AB11]+[.$AA$19]*[.AC11]+[.$AB$19]*[.AD11]" office:value-type="float" office:value="6" calcext:value-type="float">
            <text:p>6</text:p>
          </table:table-cell>
          <table:table-cell table:formula="of:=[.$Z$17]*[.AC9]+[.$AA$17]*[.AD9]+[.$AB$17]*[.AE9]+[.$Z$18]*[.AC10]+[.$AA$18]*[.AD10]+[.$AB$18]*[.AE10]+[.$Z$19]*[.AC11]+[.$AA$19]*[.AD11]+[.$AB$19]*[.AE11]" office:value-type="float" office:value="6" calcext:value-type="float">
            <text:p>6</text:p>
          </table:table-cell>
          <table:table-cell/>
          <table:table-cell table:style-name="ce8"/>
          <table:table-cell/>
          <table:table-cell table:style-name="ce17" table:formula="of:=[.$Z$17]*[.AG9]+[.$AA$17]*[.AH9]+[.$AB$17]*[.AI9]+[.$Z$18]*[.AG10]+[.$AA$18]*[.AH10]+[.$AB$18]*[.AI10]+[.$Z$19]*[.AG11]+[.$AA$19]*[.AH11]+[.$AB$19]*[.AI11]" office:value-type="float" office:value="1" calcext:value-type="float">
            <text:p>1</text:p>
          </table:table-cell>
          <table:table-cell table:style-name="ce17" table:formula="of:=[.$Z$17]*[.AH9]+[.$AA$17]*[.AI9]+[.$AB$17]*[.AJ9]+[.$Z$18]*[.AH10]+[.$AA$18]*[.AI10]+[.$AB$18]*[.AJ10]+[.$Z$19]*[.AH11]+[.$AA$19]*[.AI11]+[.$AB$19]*[.AJ11]" office:value-type="float" office:value="1" calcext:value-type="float">
            <text:p>1</text:p>
          </table:table-cell>
          <table:table-cell table:style-name="ce17" table:formula="of:=[.$Z$17]*[.AI9]+[.$AA$17]*[.AJ9]+[.$AB$17]*[.AK9]+[.$Z$18]*[.AI10]+[.$AA$18]*[.AJ10]+[.$AB$18]*[.AK10]+[.$Z$19]*[.AI11]+[.$AA$19]*[.AJ11]+[.$AB$19]*[.AK11]" office:value-type="float" office:value="1" calcext:value-type="float">
            <text:p>1</text:p>
          </table:table-cell>
          <table:table-cell table:style-name="ce17" table:formula="of:=[.$Z$17]*[.AJ9]+[.$AA$17]*[.AK9]+[.$AB$17]*[.AL9]+[.$Z$18]*[.AJ10]+[.$AA$18]*[.AK10]+[.$AB$18]*[.AL10]+[.$Z$19]*[.AJ11]+[.$AA$19]*[.AK11]+[.$AB$19]*[.AL11]" office:value-type="float" office:value="3" calcext:value-type="float">
            <text:p>3</text:p>
          </table:table-cell>
          <table:table-cell table:style-name="ce17" table:formula="of:=[.$Z$17]*[.AK9]+[.$AA$17]*[.AL9]+[.$AB$17]*[.AM9]+[.$Z$18]*[.AK10]+[.$AA$18]*[.AL10]+[.$AB$18]*[.AM10]+[.$Z$19]*[.AK11]+[.$AA$19]*[.AL11]+[.$AB$19]*[.AM11]" office:value-type="float" office:value="5" calcext:value-type="float">
            <text:p>5</text:p>
          </table:table-cell>
          <table:table-cell table:formula="of:=[.$Z$17]*[.AL9]+[.$AA$17]*[.AM9]+[.$AB$17]*[.AN9]+[.$Z$18]*[.AL10]+[.$AA$18]*[.AM10]+[.$AB$18]*[.AN10]+[.$Z$19]*[.AL11]+[.$AA$19]*[.AM11]+[.$AB$19]*[.AN11]" office:value-type="float" office:value="7" calcext:value-type="float">
            <text:p>7</text:p>
          </table:table-cell>
          <table:table-cell table:formula="of:=[.$Z$17]*[.AM9]+[.$AA$17]*[.AN9]+[.$AB$17]*[.AO9]+[.$Z$18]*[.AM10]+[.$AA$18]*[.AN10]+[.$AB$18]*[.AO10]+[.$Z$19]*[.AM11]+[.$AA$19]*[.AN11]+[.$AB$19]*[.AO11]" office:value-type="float" office:value="8" calcext:value-type="float">
            <text:p>8</text:p>
          </table:table-cell>
          <table:table-cell table:formula="of:=[.$Z$17]*[.AN9]+[.$AA$17]*[.AO9]+[.$AB$17]*[.AP9]+[.$Z$18]*[.AN10]+[.$AA$18]*[.AO10]+[.$AB$18]*[.AP10]+[.$Z$19]*[.AN11]+[.$AA$19]*[.AO11]+[.$AB$19]*[.AP11]" office:value-type="float" office:value="8" calcext:value-type="float">
            <text:p>8</text:p>
          </table:table-cell>
          <table:table-cell/>
          <table:table-cell table:style-name="ce8"/>
          <table:table-cell/>
          <table:table-cell table:formula="of:=[.$Z$17]*[.AR9]+[.$AA$17]*[.AS9]+[.$AB$17]*[.AT9]+[.$Z$18]*[.AR10]+[.$AA$18]*[.AS10]+[.$AB$18]*[.AT10]+[.$Z$19]*[.AR11]+[.$AA$19]*[.AS11]+[.$AB$19]*[.AT11]" office:value-type="float" office:value="5" calcext:value-type="float">
            <text:p>5</text:p>
          </table:table-cell>
          <table:table-cell table:formula="of:=[.$Z$17]*[.AS9]+[.$AA$17]*[.AT9]+[.$AB$17]*[.AU9]+[.$Z$18]*[.AS10]+[.$AA$18]*[.AT10]+[.$AB$18]*[.AU10]+[.$Z$19]*[.AS11]+[.$AA$19]*[.AT11]+[.$AB$19]*[.AU11]" office:value-type="float" office:value="5" calcext:value-type="float">
            <text:p>5</text:p>
          </table:table-cell>
          <table:table-cell table:formula="of:=[.$Z$17]*[.AT9]+[.$AA$17]*[.AU9]+[.$AB$17]*[.AV9]+[.$Z$18]*[.AT10]+[.$AA$18]*[.AU10]+[.$AB$18]*[.AV10]+[.$Z$19]*[.AT11]+[.$AA$19]*[.AU11]+[.$AB$19]*[.AV11]" office:value-type="float" office:value="5" calcext:value-type="float">
            <text:p>5</text:p>
          </table:table-cell>
          <table:table-cell table:formula="of:=[.$Z$17]*[.AU9]+[.$AA$17]*[.AV9]+[.$AB$17]*[.AW9]+[.$Z$18]*[.AU10]+[.$AA$18]*[.AV10]+[.$AB$18]*[.AW10]+[.$Z$19]*[.AU11]+[.$AA$19]*[.AV11]+[.$AB$19]*[.AW11]" office:value-type="float" office:value="5" calcext:value-type="float">
            <text:p>5</text:p>
          </table:table-cell>
          <table:table-cell table:formula="of:=[.$Z$17]*[.AV9]+[.$AA$17]*[.AW9]+[.$AB$17]*[.AX9]+[.$Z$18]*[.AV10]+[.$AA$18]*[.AW10]+[.$AB$18]*[.AX10]+[.$Z$19]*[.AV11]+[.$AA$19]*[.AW11]+[.$AB$19]*[.AX11]" office:value-type="float" office:value="5" calcext:value-type="float">
            <text:p>5</text:p>
          </table:table-cell>
          <table:table-cell table:formula="of:=[.$Z$17]*[.AW9]+[.$AA$17]*[.AX9]+[.$AB$17]*[.AY9]+[.$Z$18]*[.AW10]+[.$AA$18]*[.AX10]+[.$AB$18]*[.AY10]+[.$Z$19]*[.AW11]+[.$AA$19]*[.AX11]+[.$AB$19]*[.AY11]" office:value-type="float" office:value="5" calcext:value-type="float">
            <text:p>5</text:p>
          </table:table-cell>
          <table:table-cell table:formula="of:=[.$Z$17]*[.AX9]+[.$AA$17]*[.AY9]+[.$AB$17]*[.AZ9]+[.$Z$18]*[.AX10]+[.$AA$18]*[.AY10]+[.$AB$18]*[.AZ10]+[.$Z$19]*[.AX11]+[.$AA$19]*[.AY11]+[.$AB$19]*[.AZ11]" office:value-type="float" office:value="5" calcext:value-type="float">
            <text:p>5</text:p>
          </table:table-cell>
          <table:table-cell table:formula="of:=[.$Z$17]*[.AY9]+[.$AA$17]*[.AZ9]+[.$AB$17]*[.BA9]+[.$Z$18]*[.AY10]+[.$AA$18]*[.AZ10]+[.$AB$18]*[.BA10]+[.$Z$19]*[.AY11]+[.$AA$19]*[.AZ11]+[.$AB$19]*[.BA11]" office:value-type="float" office:value="5" calcext:value-type="float">
            <text:p>5</text:p>
          </table:table-cell>
          <table:table-cell table:number-columns-repeated="12"/>
        </table:table-row>
        <table:table-row table:style-name="ro5">
          <table:table-cell/>
          <table:table-cell table:style-name="ce17" table:formula="of:=[.$Z$17]*[.A10]+[.$AA$17]*[.B10]+[.$AB$17]*[.C10]+[.$Z$18]*[.A11]+[.$AA$18]*[.B11]+[.$AB$18]*[.C11]+[.$Z$19]*[.A12]+[.$AA$19]*[.B12]+[.$AB$19]*[.C12]" office:value-type="float" office:value="1" calcext:value-type="float">
            <text:p>1</text:p>
          </table:table-cell>
          <table:table-cell table:style-name="ce17" table:formula="of:=[.$Z$17]*[.B10]+[.$AA$17]*[.C10]+[.$AB$17]*[.D10]+[.$Z$18]*[.B11]+[.$AA$18]*[.C11]+[.$AB$18]*[.D11]+[.$Z$19]*[.B12]+[.$AA$19]*[.C12]+[.$AB$19]*[.D12]" office:value-type="float" office:value="2" calcext:value-type="float">
            <text:p>2</text:p>
          </table:table-cell>
          <table:table-cell table:style-name="ce17" table:formula="of:=[.$Z$17]*[.C10]+[.$AA$17]*[.D10]+[.$AB$17]*[.E10]+[.$Z$18]*[.C11]+[.$AA$18]*[.D11]+[.$AB$18]*[.E11]+[.$Z$19]*[.C12]+[.$AA$19]*[.D12]+[.$AB$19]*[.E12]" office:value-type="float" office:value="3" calcext:value-type="float">
            <text:p>3</text:p>
          </table:table-cell>
          <table:table-cell table:style-name="ce17" table:formula="of:=[.$Z$17]*[.D10]+[.$AA$17]*[.E10]+[.$AB$17]*[.F10]+[.$Z$18]*[.D11]+[.$AA$18]*[.E11]+[.$AB$18]*[.F11]+[.$Z$19]*[.D12]+[.$AA$19]*[.E12]+[.$AB$19]*[.F12]" office:value-type="float" office:value="4" calcext:value-type="float">
            <text:p>4</text:p>
          </table:table-cell>
          <table:table-cell table:style-name="ce17" table:formula="of:=[.$Z$17]*[.E10]+[.$AA$17]*[.F10]+[.$AB$17]*[.G10]+[.$Z$18]*[.E11]+[.$AA$18]*[.F11]+[.$AB$18]*[.G11]+[.$Z$19]*[.E12]+[.$AA$19]*[.F12]+[.$AB$19]*[.G12]" office:value-type="float" office:value="2" calcext:value-type="float">
            <text:p>2</text:p>
          </table:table-cell>
          <table:table-cell table:style-name="ce17" table:formula="of:=[.$Z$17]*[.F10]+[.$AA$17]*[.G10]+[.$AB$17]*[.H10]+[.$Z$18]*[.F11]+[.$AA$18]*[.G11]+[.$AB$18]*[.H11]+[.$Z$19]*[.F12]+[.$AA$19]*[.G12]+[.$AB$19]*[.H12]" office:value-type="float" office:value="1" calcext:value-type="float">
            <text:p>1</text:p>
          </table:table-cell>
          <table:table-cell table:style-name="ce17" table:formula="of:=[.$Z$17]*[.G10]+[.$AA$17]*[.H10]+[.$AB$17]*[.I10]+[.$Z$18]*[.G11]+[.$AA$18]*[.H11]+[.$AB$18]*[.I11]+[.$Z$19]*[.G12]+[.$AA$19]*[.H12]+[.$AB$19]*[.I12]" office:value-type="float" office:value="3" calcext:value-type="float">
            <text:p>3</text:p>
          </table:table-cell>
          <table:table-cell/>
          <table:table-cell table:style-name="ce8"/>
          <table:table-cell table:style-name="ce3"/>
          <table:table-cell table:style-name="ce17" table:formula="of:=[.$Z$17]*[.K10]+[.$AA$17]*[.L10]+[.$AB$17]*[.M10]+[.$Z$18]*[.K11]+[.$AA$18]*[.L11]+[.$AB$18]*[.M11]+[.$Z$19]*[.K12]+[.$AA$19]*[.L12]+[.$AB$19]*[.M12]" office:value-type="float" office:value="8" calcext:value-type="float">
            <text:p>8</text:p>
          </table:table-cell>
          <table:table-cell table:style-name="ce17" table:formula="of:=[.$Z$17]*[.L10]+[.$AA$17]*[.M10]+[.$AB$17]*[.N10]+[.$Z$18]*[.L11]+[.$AA$18]*[.M11]+[.$AB$18]*[.N11]+[.$Z$19]*[.L12]+[.$AA$19]*[.M12]+[.$AB$19]*[.N12]" office:value-type="float" office:value="8" calcext:value-type="float">
            <text:p>8</text:p>
          </table:table-cell>
          <table:table-cell table:style-name="ce17" table:formula="of:=[.$Z$17]*[.M10]+[.$AA$17]*[.N10]+[.$AB$17]*[.O10]+[.$Z$18]*[.M11]+[.$AA$18]*[.N11]+[.$AB$18]*[.O11]+[.$Z$19]*[.M12]+[.$AA$19]*[.N12]+[.$AB$19]*[.O12]" office:value-type="float" office:value="8" calcext:value-type="float">
            <text:p>8</text:p>
          </table:table-cell>
          <table:table-cell table:style-name="ce17" table:formula="of:=[.$Z$17]*[.N10]+[.$AA$17]*[.O10]+[.$AB$17]*[.P10]+[.$Z$18]*[.N11]+[.$AA$18]*[.O11]+[.$AB$18]*[.P11]+[.$Z$19]*[.N12]+[.$AA$19]*[.O12]+[.$AB$19]*[.P12]" office:value-type="float" office:value="8" calcext:value-type="float">
            <text:p>8</text:p>
          </table:table-cell>
          <table:table-cell table:style-name="ce17" table:formula="of:=[.$Z$17]*[.O10]+[.$AA$17]*[.P10]+[.$AB$17]*[.Q10]+[.$Z$18]*[.O11]+[.$AA$18]*[.P11]+[.$AB$18]*[.Q11]+[.$Z$19]*[.O12]+[.$AA$19]*[.P12]+[.$AB$19]*[.Q12]" office:value-type="float" office:value="8" calcext:value-type="float">
            <text:p>8</text:p>
          </table:table-cell>
          <table:table-cell table:style-name="ce17" table:formula="of:=[.$Z$17]*[.P10]+[.$AA$17]*[.Q10]+[.$AB$17]*[.R10]+[.$Z$18]*[.P11]+[.$AA$18]*[.Q11]+[.$AB$18]*[.R11]+[.$Z$19]*[.P12]+[.$AA$19]*[.Q12]+[.$AB$19]*[.R12]" office:value-type="float" office:value="8" calcext:value-type="float">
            <text:p>8</text:p>
          </table:table-cell>
          <table:table-cell table:style-name="ce17" table:formula="of:=[.$Z$17]*[.Q10]+[.$AA$17]*[.R10]+[.$AB$17]*[.S10]+[.$Z$18]*[.Q11]+[.$AA$18]*[.R11]+[.$AB$18]*[.S11]+[.$Z$19]*[.Q12]+[.$AA$19]*[.R12]+[.$AB$19]*[.S12]" office:value-type="float" office:value="8" calcext:value-type="float">
            <text:p>8</text:p>
          </table:table-cell>
          <table:table-cell table:style-name="ce17" table:formula="of:=[.$Z$17]*[.R10]+[.$AA$17]*[.S10]+[.$AB$17]*[.T10]+[.$Z$18]*[.R11]+[.$AA$18]*[.S11]+[.$AB$18]*[.T11]+[.$Z$19]*[.R12]+[.$AA$19]*[.S12]+[.$AB$19]*[.T12]" office:value-type="float" office:value="8" calcext:value-type="float">
            <text:p>8</text:p>
          </table:table-cell>
          <table:table-cell table:style-name="ce3"/>
          <table:table-cell table:style-name="ce8"/>
          <table:table-cell/>
          <table:table-cell table:formula="of:=[.$Z$17]*[.V10]+[.$AA$17]*[.W10]+[.$AB$17]*[.X10]+[.$Z$18]*[.V11]+[.$AA$18]*[.W11]+[.$AB$18]*[.X11]+[.$Z$19]*[.V12]+[.$AA$19]*[.W12]+[.$AB$19]*[.X12]" office:value-type="float" office:value="8" calcext:value-type="float">
            <text:p>8</text:p>
          </table:table-cell>
          <table:table-cell table:formula="of:=[.$Z$17]*[.W10]+[.$AA$17]*[.X10]+[.$AB$17]*[.Y10]+[.$Z$18]*[.W11]+[.$AA$18]*[.X11]+[.$AB$18]*[.Y11]+[.$Z$19]*[.W12]+[.$AA$19]*[.X12]+[.$AB$19]*[.Y12]" office:value-type="float" office:value="8" calcext:value-type="float">
            <text:p>8</text:p>
          </table:table-cell>
          <table:table-cell table:formula="of:=[.$Z$17]*[.X10]+[.$AA$17]*[.Y10]+[.$AB$17]*[.Z10]+[.$Z$18]*[.X11]+[.$AA$18]*[.Y11]+[.$AB$18]*[.Z11]+[.$Z$19]*[.X12]+[.$AA$19]*[.Y12]+[.$AB$19]*[.Z12]" office:value-type="float" office:value="8" calcext:value-type="float">
            <text:p>8</text:p>
          </table:table-cell>
          <table:table-cell table:formula="of:=[.$Z$17]*[.Y10]+[.$AA$17]*[.Z10]+[.$AB$17]*[.AA10]+[.$Z$18]*[.Y11]+[.$AA$18]*[.Z11]+[.$AB$18]*[.AA11]+[.$Z$19]*[.Y12]+[.$AA$19]*[.Z12]+[.$AB$19]*[.AA12]" office:value-type="float" office:value="8" calcext:value-type="float">
            <text:p>8</text:p>
          </table:table-cell>
          <table:table-cell table:formula="of:=[.$Z$17]*[.Z10]+[.$AA$17]*[.AA10]+[.$AB$17]*[.AB10]+[.$Z$18]*[.Z11]+[.$AA$18]*[.AA11]+[.$AB$18]*[.AB11]+[.$Z$19]*[.Z12]+[.$AA$19]*[.AA12]+[.$AB$19]*[.AB12]" office:value-type="float" office:value="8" calcext:value-type="float">
            <text:p>8</text:p>
          </table:table-cell>
          <table:table-cell table:formula="of:=[.$Z$17]*[.AA10]+[.$AA$17]*[.AB10]+[.$AB$17]*[.AC10]+[.$Z$18]*[.AA11]+[.$AA$18]*[.AB11]+[.$AB$18]*[.AC11]+[.$Z$19]*[.AA12]+[.$AA$19]*[.AB12]+[.$AB$19]*[.AC12]" office:value-type="float" office:value="8" calcext:value-type="float">
            <text:p>8</text:p>
          </table:table-cell>
          <table:table-cell table:formula="of:=[.$Z$17]*[.AB10]+[.$AA$17]*[.AC10]+[.$AB$17]*[.AD10]+[.$Z$18]*[.AB11]+[.$AA$18]*[.AC11]+[.$AB$18]*[.AD11]+[.$Z$19]*[.AB12]+[.$AA$19]*[.AC12]+[.$AB$19]*[.AD12]" office:value-type="float" office:value="8" calcext:value-type="float">
            <text:p>8</text:p>
          </table:table-cell>
          <table:table-cell table:formula="of:=[.$Z$17]*[.AC10]+[.$AA$17]*[.AD10]+[.$AB$17]*[.AE10]+[.$Z$18]*[.AC11]+[.$AA$18]*[.AD11]+[.$AB$18]*[.AE11]+[.$Z$19]*[.AC12]+[.$AA$19]*[.AD12]+[.$AB$19]*[.AE12]" office:value-type="float" office:value="8" calcext:value-type="float">
            <text:p>8</text:p>
          </table:table-cell>
          <table:table-cell/>
          <table:table-cell table:style-name="ce8"/>
          <table:table-cell/>
          <table:table-cell table:style-name="ce17" table:formula="of:=[.$Z$17]*[.AG10]+[.$AA$17]*[.AH10]+[.$AB$17]*[.AI10]+[.$Z$18]*[.AG11]+[.$AA$18]*[.AH11]+[.$AB$18]*[.AI11]+[.$Z$19]*[.AG12]+[.$AA$19]*[.AH12]+[.$AB$19]*[.AI12]" office:value-type="float" office:value="1" calcext:value-type="float">
            <text:p>1</text:p>
          </table:table-cell>
          <table:table-cell table:style-name="ce17" table:formula="of:=[.$Z$17]*[.AH10]+[.$AA$17]*[.AI10]+[.$AB$17]*[.AJ10]+[.$Z$18]*[.AH11]+[.$AA$18]*[.AI11]+[.$AB$18]*[.AJ11]+[.$Z$19]*[.AH12]+[.$AA$19]*[.AI12]+[.$AB$19]*[.AJ12]" office:value-type="float" office:value="1" calcext:value-type="float">
            <text:p>1</text:p>
          </table:table-cell>
          <table:table-cell table:style-name="ce17" table:formula="of:=[.$Z$17]*[.AI10]+[.$AA$17]*[.AJ10]+[.$AB$17]*[.AK10]+[.$Z$18]*[.AI11]+[.$AA$18]*[.AJ11]+[.$AB$18]*[.AK11]+[.$Z$19]*[.AI12]+[.$AA$19]*[.AJ12]+[.$AB$19]*[.AK12]" office:value-type="float" office:value="1" calcext:value-type="float">
            <text:p>1</text:p>
          </table:table-cell>
          <table:table-cell table:style-name="ce17" table:formula="of:=[.$Z$17]*[.AJ10]+[.$AA$17]*[.AK10]+[.$AB$17]*[.AL10]+[.$Z$18]*[.AJ11]+[.$AA$18]*[.AK11]+[.$AB$18]*[.AL11]+[.$Z$19]*[.AJ12]+[.$AA$19]*[.AK12]+[.$AB$19]*[.AL12]" office:value-type="float" office:value="3" calcext:value-type="float">
            <text:p>3</text:p>
          </table:table-cell>
          <table:table-cell table:style-name="ce17" table:formula="of:=[.$Z$17]*[.AK10]+[.$AA$17]*[.AL10]+[.$AB$17]*[.AM10]+[.$Z$18]*[.AK11]+[.$AA$18]*[.AL11]+[.$AB$18]*[.AM11]+[.$Z$19]*[.AK12]+[.$AA$19]*[.AL12]+[.$AB$19]*[.AM12]" office:value-type="float" office:value="5" calcext:value-type="float">
            <text:p>5</text:p>
          </table:table-cell>
          <table:table-cell table:formula="of:=[.$Z$17]*[.AL10]+[.$AA$17]*[.AM10]+[.$AB$17]*[.AN10]+[.$Z$18]*[.AL11]+[.$AA$18]*[.AM11]+[.$AB$18]*[.AN11]+[.$Z$19]*[.AL12]+[.$AA$19]*[.AM12]+[.$AB$19]*[.AN12]" office:value-type="float" office:value="7" calcext:value-type="float">
            <text:p>7</text:p>
          </table:table-cell>
          <table:table-cell table:formula="of:=[.$Z$17]*[.AM10]+[.$AA$17]*[.AN10]+[.$AB$17]*[.AO10]+[.$Z$18]*[.AM11]+[.$AA$18]*[.AN11]+[.$AB$18]*[.AO11]+[.$Z$19]*[.AM12]+[.$AA$19]*[.AN12]+[.$AB$19]*[.AO12]" office:value-type="float" office:value="8" calcext:value-type="float">
            <text:p>8</text:p>
          </table:table-cell>
          <table:table-cell table:formula="of:=[.$Z$17]*[.AN10]+[.$AA$17]*[.AO10]+[.$AB$17]*[.AP10]+[.$Z$18]*[.AN11]+[.$AA$18]*[.AO11]+[.$AB$18]*[.AP11]+[.$Z$19]*[.AN12]+[.$AA$19]*[.AO12]+[.$AB$19]*[.AP12]" office:value-type="float" office:value="8" calcext:value-type="float">
            <text:p>8</text:p>
          </table:table-cell>
          <table:table-cell/>
          <table:table-cell table:style-name="ce8"/>
          <table:table-cell/>
          <table:table-cell table:formula="of:=[.$Z$17]*[.AR10]+[.$AA$17]*[.AS10]+[.$AB$17]*[.AT10]+[.$Z$18]*[.AR11]+[.$AA$18]*[.AS11]+[.$AB$18]*[.AT11]+[.$Z$19]*[.AR12]+[.$AA$19]*[.AS12]+[.$AB$19]*[.AT12]" office:value-type="float" office:value="3" calcext:value-type="float">
            <text:p>3</text:p>
          </table:table-cell>
          <table:table-cell table:formula="of:=[.$Z$17]*[.AS10]+[.$AA$17]*[.AT10]+[.$AB$17]*[.AU10]+[.$Z$18]*[.AS11]+[.$AA$18]*[.AT11]+[.$AB$18]*[.AU11]+[.$Z$19]*[.AS12]+[.$AA$19]*[.AT12]+[.$AB$19]*[.AU12]" office:value-type="float" office:value="3" calcext:value-type="float">
            <text:p>3</text:p>
          </table:table-cell>
          <table:table-cell table:formula="of:=[.$Z$17]*[.AT10]+[.$AA$17]*[.AU10]+[.$AB$17]*[.AV10]+[.$Z$18]*[.AT11]+[.$AA$18]*[.AU11]+[.$AB$18]*[.AV11]+[.$Z$19]*[.AT12]+[.$AA$19]*[.AU12]+[.$AB$19]*[.AV12]" office:value-type="float" office:value="3" calcext:value-type="float">
            <text:p>3</text:p>
          </table:table-cell>
          <table:table-cell table:formula="of:=[.$Z$17]*[.AU10]+[.$AA$17]*[.AV10]+[.$AB$17]*[.AW10]+[.$Z$18]*[.AU11]+[.$AA$18]*[.AV11]+[.$AB$18]*[.AW11]+[.$Z$19]*[.AU12]+[.$AA$19]*[.AV12]+[.$AB$19]*[.AW12]" office:value-type="float" office:value="3" calcext:value-type="float">
            <text:p>3</text:p>
          </table:table-cell>
          <table:table-cell table:formula="of:=[.$Z$17]*[.AV10]+[.$AA$17]*[.AW10]+[.$AB$17]*[.AX10]+[.$Z$18]*[.AV11]+[.$AA$18]*[.AW11]+[.$AB$18]*[.AX11]+[.$Z$19]*[.AV12]+[.$AA$19]*[.AW12]+[.$AB$19]*[.AX12]" office:value-type="float" office:value="3" calcext:value-type="float">
            <text:p>3</text:p>
          </table:table-cell>
          <table:table-cell table:formula="of:=[.$Z$17]*[.AW10]+[.$AA$17]*[.AX10]+[.$AB$17]*[.AY10]+[.$Z$18]*[.AW11]+[.$AA$18]*[.AX11]+[.$AB$18]*[.AY11]+[.$Z$19]*[.AW12]+[.$AA$19]*[.AX12]+[.$AB$19]*[.AY12]" office:value-type="float" office:value="3" calcext:value-type="float">
            <text:p>3</text:p>
          </table:table-cell>
          <table:table-cell table:formula="of:=[.$Z$17]*[.AX10]+[.$AA$17]*[.AY10]+[.$AB$17]*[.AZ10]+[.$Z$18]*[.AX11]+[.$AA$18]*[.AY11]+[.$AB$18]*[.AZ11]+[.$Z$19]*[.AX12]+[.$AA$19]*[.AY12]+[.$AB$19]*[.AZ12]" office:value-type="float" office:value="3" calcext:value-type="float">
            <text:p>3</text:p>
          </table:table-cell>
          <table:table-cell table:formula="of:=[.$Z$17]*[.AY10]+[.$AA$17]*[.AZ10]+[.$AB$17]*[.BA10]+[.$Z$18]*[.AY11]+[.$AA$18]*[.AZ11]+[.$AB$18]*[.BA11]+[.$Z$19]*[.AY12]+[.$AA$19]*[.AZ12]+[.$AB$19]*[.BA12]" office:value-type="float" office:value="3" calcext:value-type="float">
            <text:p>3</text:p>
          </table:table-cell>
          <table:table-cell table:number-columns-repeated="12"/>
        </table:table-row>
        <table:table-row table:style-name="ro5">
          <table:table-cell/>
          <table:table-cell table:style-name="ce17" table:formula="of:=[.$Z$17]*[.A11]+[.$AA$17]*[.B11]+[.$AB$17]*[.C11]+[.$Z$18]*[.A12]+[.$AA$18]*[.B12]+[.$AB$18]*[.C12]+[.$Z$19]*[.A13]+[.$AA$19]*[.B13]+[.$AB$19]*[.C13]" office:value-type="float" office:value="12" calcext:value-type="float">
            <text:p>12</text:p>
          </table:table-cell>
          <table:table-cell table:style-name="ce17" table:formula="of:=[.$Z$17]*[.B11]+[.$AA$17]*[.C11]+[.$AB$17]*[.D11]+[.$Z$18]*[.B12]+[.$AA$18]*[.C12]+[.$AB$18]*[.D12]+[.$Z$19]*[.B13]+[.$AA$19]*[.C13]+[.$AB$19]*[.D13]" office:value-type="float" office:value="14" calcext:value-type="float">
            <text:p>14</text:p>
          </table:table-cell>
          <table:table-cell table:style-name="ce17" table:formula="of:=[.$Z$17]*[.C11]+[.$AA$17]*[.D11]+[.$AB$17]*[.E11]+[.$Z$18]*[.C12]+[.$AA$18]*[.D12]+[.$AB$18]*[.E12]+[.$Z$19]*[.C13]+[.$AA$19]*[.D13]+[.$AB$19]*[.E13]" office:value-type="float" office:value="20" calcext:value-type="float">
            <text:p>20</text:p>
          </table:table-cell>
          <table:table-cell table:style-name="ce17" table:formula="of:=[.$Z$17]*[.D11]+[.$AA$17]*[.E11]+[.$AB$17]*[.F11]+[.$Z$18]*[.D12]+[.$AA$18]*[.E12]+[.$AB$18]*[.F12]+[.$Z$19]*[.D13]+[.$AA$19]*[.E13]+[.$AB$19]*[.F13]" office:value-type="float" office:value="4" calcext:value-type="float">
            <text:p>4</text:p>
          </table:table-cell>
          <table:table-cell table:style-name="ce17" table:formula="of:=[.$Z$17]*[.E11]+[.$AA$17]*[.F11]+[.$AB$17]*[.G11]+[.$Z$18]*[.E12]+[.$AA$18]*[.F12]+[.$AB$18]*[.G12]+[.$Z$19]*[.E13]+[.$AA$19]*[.F13]+[.$AB$19]*[.G13]" office:value-type="float" office:value="2" calcext:value-type="float">
            <text:p>2</text:p>
          </table:table-cell>
          <table:table-cell table:style-name="ce17" table:formula="of:=[.$Z$17]*[.F11]+[.$AA$17]*[.G11]+[.$AB$17]*[.H11]+[.$Z$18]*[.F12]+[.$AA$18]*[.G12]+[.$AB$18]*[.H12]+[.$Z$19]*[.F13]+[.$AA$19]*[.G13]+[.$AB$19]*[.H13]" office:value-type="float" office:value="5" calcext:value-type="float">
            <text:p>5</text:p>
          </table:table-cell>
          <table:table-cell table:style-name="ce17" table:formula="of:=[.$Z$17]*[.G11]+[.$AA$17]*[.H11]+[.$AB$17]*[.I11]+[.$Z$18]*[.G12]+[.$AA$18]*[.H12]+[.$AB$18]*[.I12]+[.$Z$19]*[.G13]+[.$AA$19]*[.H13]+[.$AB$19]*[.I13]" office:value-type="float" office:value="16" calcext:value-type="float">
            <text:p>16</text:p>
          </table:table-cell>
          <table:table-cell/>
          <table:table-cell table:style-name="ce8"/>
          <table:table-cell table:style-name="ce3"/>
          <table:table-cell table:style-name="ce17" table:formula="of:=[.$Z$17]*[.K11]+[.$AA$17]*[.L11]+[.$AB$17]*[.M11]+[.$Z$18]*[.K12]+[.$AA$18]*[.L12]+[.$AB$18]*[.M12]+[.$Z$19]*[.K13]+[.$AA$19]*[.L13]+[.$AB$19]*[.M13]" office:value-type="float" office:value="8" calcext:value-type="float">
            <text:p>8</text:p>
          </table:table-cell>
          <table:table-cell table:style-name="ce17" table:formula="of:=[.$Z$17]*[.L11]+[.$AA$17]*[.M11]+[.$AB$17]*[.N11]+[.$Z$18]*[.L12]+[.$AA$18]*[.M12]+[.$AB$18]*[.N12]+[.$Z$19]*[.L13]+[.$AA$19]*[.M13]+[.$AB$19]*[.N13]" office:value-type="float" office:value="8" calcext:value-type="float">
            <text:p>8</text:p>
          </table:table-cell>
          <table:table-cell table:style-name="ce17" table:formula="of:=[.$Z$17]*[.M11]+[.$AA$17]*[.N11]+[.$AB$17]*[.O11]+[.$Z$18]*[.M12]+[.$AA$18]*[.N12]+[.$AB$18]*[.O12]+[.$Z$19]*[.M13]+[.$AA$19]*[.N13]+[.$AB$19]*[.O13]" office:value-type="float" office:value="8" calcext:value-type="float">
            <text:p>8</text:p>
          </table:table-cell>
          <table:table-cell table:style-name="ce17" table:formula="of:=[.$Z$17]*[.N11]+[.$AA$17]*[.O11]+[.$AB$17]*[.P11]+[.$Z$18]*[.N12]+[.$AA$18]*[.O12]+[.$AB$18]*[.P12]+[.$Z$19]*[.N13]+[.$AA$19]*[.O13]+[.$AB$19]*[.P13]" office:value-type="float" office:value="8" calcext:value-type="float">
            <text:p>8</text:p>
          </table:table-cell>
          <table:table-cell table:style-name="ce17" table:formula="of:=[.$Z$17]*[.O11]+[.$AA$17]*[.P11]+[.$AB$17]*[.Q11]+[.$Z$18]*[.O12]+[.$AA$18]*[.P12]+[.$AB$18]*[.Q12]+[.$Z$19]*[.O13]+[.$AA$19]*[.P13]+[.$AB$19]*[.Q13]" office:value-type="float" office:value="8" calcext:value-type="float">
            <text:p>8</text:p>
          </table:table-cell>
          <table:table-cell table:style-name="ce17" table:formula="of:=[.$Z$17]*[.P11]+[.$AA$17]*[.Q11]+[.$AB$17]*[.R11]+[.$Z$18]*[.P12]+[.$AA$18]*[.Q12]+[.$AB$18]*[.R12]+[.$Z$19]*[.P13]+[.$AA$19]*[.Q13]+[.$AB$19]*[.R13]" office:value-type="float" office:value="8" calcext:value-type="float">
            <text:p>8</text:p>
          </table:table-cell>
          <table:table-cell table:style-name="ce17" table:formula="of:=[.$Z$17]*[.Q11]+[.$AA$17]*[.R11]+[.$AB$17]*[.S11]+[.$Z$18]*[.Q12]+[.$AA$18]*[.R12]+[.$AB$18]*[.S12]+[.$Z$19]*[.Q13]+[.$AA$19]*[.R13]+[.$AB$19]*[.S13]" office:value-type="float" office:value="8" calcext:value-type="float">
            <text:p>8</text:p>
          </table:table-cell>
          <table:table-cell table:style-name="ce17" table:formula="of:=[.$Z$17]*[.R11]+[.$AA$17]*[.S11]+[.$AB$17]*[.T11]+[.$Z$18]*[.R12]+[.$AA$18]*[.S12]+[.$AB$18]*[.T12]+[.$Z$19]*[.R13]+[.$AA$19]*[.S13]+[.$AB$19]*[.T13]" office:value-type="float" office:value="8" calcext:value-type="float">
            <text:p>8</text:p>
          </table:table-cell>
          <table:table-cell table:style-name="ce3"/>
          <table:table-cell table:style-name="ce8"/>
          <table:table-cell/>
          <table:table-cell table:formula="of:=[.$Z$17]*[.V11]+[.$AA$17]*[.W11]+[.$AB$17]*[.X11]+[.$Z$18]*[.V12]+[.$AA$18]*[.W12]+[.$AB$18]*[.X12]+[.$Z$19]*[.V13]+[.$AA$19]*[.W13]+[.$AB$19]*[.X13]" office:value-type="float" office:value="8" calcext:value-type="float">
            <text:p>8</text:p>
          </table:table-cell>
          <table:table-cell table:formula="of:=[.$Z$17]*[.W11]+[.$AA$17]*[.X11]+[.$AB$17]*[.Y11]+[.$Z$18]*[.W12]+[.$AA$18]*[.X12]+[.$AB$18]*[.Y12]+[.$Z$19]*[.W13]+[.$AA$19]*[.X13]+[.$AB$19]*[.Y13]" office:value-type="float" office:value="8" calcext:value-type="float">
            <text:p>8</text:p>
          </table:table-cell>
          <table:table-cell table:formula="of:=[.$Z$17]*[.X11]+[.$AA$17]*[.Y11]+[.$AB$17]*[.Z11]+[.$Z$18]*[.X12]+[.$AA$18]*[.Y12]+[.$AB$18]*[.Z12]+[.$Z$19]*[.X13]+[.$AA$19]*[.Y13]+[.$AB$19]*[.Z13]" office:value-type="float" office:value="8" calcext:value-type="float">
            <text:p>8</text:p>
          </table:table-cell>
          <table:table-cell table:formula="of:=[.$Z$17]*[.Y11]+[.$AA$17]*[.Z11]+[.$AB$17]*[.AA11]+[.$Z$18]*[.Y12]+[.$AA$18]*[.Z12]+[.$AB$18]*[.AA12]+[.$Z$19]*[.Y13]+[.$AA$19]*[.Z13]+[.$AB$19]*[.AA13]" office:value-type="float" office:value="8" calcext:value-type="float">
            <text:p>8</text:p>
          </table:table-cell>
          <table:table-cell table:formula="of:=[.$Z$17]*[.Z11]+[.$AA$17]*[.AA11]+[.$AB$17]*[.AB11]+[.$Z$18]*[.Z12]+[.$AA$18]*[.AA12]+[.$AB$18]*[.AB12]+[.$Z$19]*[.Z13]+[.$AA$19]*[.AA13]+[.$AB$19]*[.AB13]" office:value-type="float" office:value="8" calcext:value-type="float">
            <text:p>8</text:p>
          </table:table-cell>
          <table:table-cell table:formula="of:=[.$Z$17]*[.AA11]+[.$AA$17]*[.AB11]+[.$AB$17]*[.AC11]+[.$Z$18]*[.AA12]+[.$AA$18]*[.AB12]+[.$AB$18]*[.AC12]+[.$Z$19]*[.AA13]+[.$AA$19]*[.AB13]+[.$AB$19]*[.AC13]" office:value-type="float" office:value="8" calcext:value-type="float">
            <text:p>8</text:p>
          </table:table-cell>
          <table:table-cell table:formula="of:=[.$Z$17]*[.AB11]+[.$AA$17]*[.AC11]+[.$AB$17]*[.AD11]+[.$Z$18]*[.AB12]+[.$AA$18]*[.AC12]+[.$AB$18]*[.AD12]+[.$Z$19]*[.AB13]+[.$AA$19]*[.AC13]+[.$AB$19]*[.AD13]" office:value-type="float" office:value="8" calcext:value-type="float">
            <text:p>8</text:p>
          </table:table-cell>
          <table:table-cell table:formula="of:=[.$Z$17]*[.AC11]+[.$AA$17]*[.AD11]+[.$AB$17]*[.AE11]+[.$Z$18]*[.AC12]+[.$AA$18]*[.AD12]+[.$AB$18]*[.AE12]+[.$Z$19]*[.AC13]+[.$AA$19]*[.AD13]+[.$AB$19]*[.AE13]" office:value-type="float" office:value="8" calcext:value-type="float">
            <text:p>8</text:p>
          </table:table-cell>
          <table:table-cell/>
          <table:table-cell table:style-name="ce8"/>
          <table:table-cell/>
          <table:table-cell table:style-name="ce17" table:formula="of:=[.$Z$17]*[.AG11]+[.$AA$17]*[.AH11]+[.$AB$17]*[.AI11]+[.$Z$18]*[.AG12]+[.$AA$18]*[.AH12]+[.$AB$18]*[.AI12]+[.$Z$19]*[.AG13]+[.$AA$19]*[.AH13]+[.$AB$19]*[.AI13]" office:value-type="float" office:value="1" calcext:value-type="float">
            <text:p>1</text:p>
          </table:table-cell>
          <table:table-cell table:style-name="ce17" table:formula="of:=[.$Z$17]*[.AH11]+[.$AA$17]*[.AI11]+[.$AB$17]*[.AJ11]+[.$Z$18]*[.AH12]+[.$AA$18]*[.AI12]+[.$AB$18]*[.AJ12]+[.$Z$19]*[.AH13]+[.$AA$19]*[.AI13]+[.$AB$19]*[.AJ13]" office:value-type="float" office:value="1" calcext:value-type="float">
            <text:p>1</text:p>
          </table:table-cell>
          <table:table-cell table:style-name="ce17" table:formula="of:=[.$Z$17]*[.AI11]+[.$AA$17]*[.AJ11]+[.$AB$17]*[.AK11]+[.$Z$18]*[.AI12]+[.$AA$18]*[.AJ12]+[.$AB$18]*[.AK12]+[.$Z$19]*[.AI13]+[.$AA$19]*[.AJ13]+[.$AB$19]*[.AK13]" office:value-type="float" office:value="1" calcext:value-type="float">
            <text:p>1</text:p>
          </table:table-cell>
          <table:table-cell table:style-name="ce17" table:formula="of:=[.$Z$17]*[.AJ11]+[.$AA$17]*[.AK11]+[.$AB$17]*[.AL11]+[.$Z$18]*[.AJ12]+[.$AA$18]*[.AK12]+[.$AB$18]*[.AL12]+[.$Z$19]*[.AJ13]+[.$AA$19]*[.AK13]+[.$AB$19]*[.AL13]" office:value-type="float" office:value="3" calcext:value-type="float">
            <text:p>3</text:p>
          </table:table-cell>
          <table:table-cell table:style-name="ce17" table:formula="of:=[.$Z$17]*[.AK11]+[.$AA$17]*[.AL11]+[.$AB$17]*[.AM11]+[.$Z$18]*[.AK12]+[.$AA$18]*[.AL12]+[.$AB$18]*[.AM12]+[.$Z$19]*[.AK13]+[.$AA$19]*[.AL13]+[.$AB$19]*[.AM13]" office:value-type="float" office:value="5" calcext:value-type="float">
            <text:p>5</text:p>
          </table:table-cell>
          <table:table-cell table:formula="of:=[.$Z$17]*[.AL11]+[.$AA$17]*[.AM11]+[.$AB$17]*[.AN11]+[.$Z$18]*[.AL12]+[.$AA$18]*[.AM12]+[.$AB$18]*[.AN12]+[.$Z$19]*[.AL13]+[.$AA$19]*[.AM13]+[.$AB$19]*[.AN13]" office:value-type="float" office:value="7" calcext:value-type="float">
            <text:p>7</text:p>
          </table:table-cell>
          <table:table-cell table:formula="of:=[.$Z$17]*[.AM11]+[.$AA$17]*[.AN11]+[.$AB$17]*[.AO11]+[.$Z$18]*[.AM12]+[.$AA$18]*[.AN12]+[.$AB$18]*[.AO12]+[.$Z$19]*[.AM13]+[.$AA$19]*[.AN13]+[.$AB$19]*[.AO13]" office:value-type="float" office:value="8" calcext:value-type="float">
            <text:p>8</text:p>
          </table:table-cell>
          <table:table-cell table:formula="of:=[.$Z$17]*[.AN11]+[.$AA$17]*[.AO11]+[.$AB$17]*[.AP11]+[.$Z$18]*[.AN12]+[.$AA$18]*[.AO12]+[.$AB$18]*[.AP12]+[.$Z$19]*[.AN13]+[.$AA$19]*[.AO13]+[.$AB$19]*[.AP13]" office:value-type="float" office:value="8" calcext:value-type="float">
            <text:p>8</text:p>
          </table:table-cell>
          <table:table-cell/>
          <table:table-cell table:style-name="ce8"/>
          <table:table-cell/>
          <table:table-cell table:formula="of:=[.$Z$17]*[.AR11]+[.$AA$17]*[.AS11]+[.$AB$17]*[.AT11]+[.$Z$18]*[.AR12]+[.$AA$18]*[.AS12]+[.$AB$18]*[.AT12]+[.$Z$19]*[.AR13]+[.$AA$19]*[.AS13]+[.$AB$19]*[.AT13]" office:value-type="float" office:value="1" calcext:value-type="float">
            <text:p>1</text:p>
          </table:table-cell>
          <table:table-cell table:formula="of:=[.$Z$17]*[.AS11]+[.$AA$17]*[.AT11]+[.$AB$17]*[.AU11]+[.$Z$18]*[.AS12]+[.$AA$18]*[.AT12]+[.$AB$18]*[.AU12]+[.$Z$19]*[.AS13]+[.$AA$19]*[.AT13]+[.$AB$19]*[.AU13]" office:value-type="float" office:value="1" calcext:value-type="float">
            <text:p>1</text:p>
          </table:table-cell>
          <table:table-cell table:formula="of:=[.$Z$17]*[.AT11]+[.$AA$17]*[.AU11]+[.$AB$17]*[.AV11]+[.$Z$18]*[.AT12]+[.$AA$18]*[.AU12]+[.$AB$18]*[.AV12]+[.$Z$19]*[.AT13]+[.$AA$19]*[.AU13]+[.$AB$19]*[.AV13]" office:value-type="float" office:value="1" calcext:value-type="float">
            <text:p>1</text:p>
          </table:table-cell>
          <table:table-cell table:formula="of:=[.$Z$17]*[.AU11]+[.$AA$17]*[.AV11]+[.$AB$17]*[.AW11]+[.$Z$18]*[.AU12]+[.$AA$18]*[.AV12]+[.$AB$18]*[.AW12]+[.$Z$19]*[.AU13]+[.$AA$19]*[.AV13]+[.$AB$19]*[.AW13]" office:value-type="float" office:value="1" calcext:value-type="float">
            <text:p>1</text:p>
          </table:table-cell>
          <table:table-cell table:formula="of:=[.$Z$17]*[.AV11]+[.$AA$17]*[.AW11]+[.$AB$17]*[.AX11]+[.$Z$18]*[.AV12]+[.$AA$18]*[.AW12]+[.$AB$18]*[.AX12]+[.$Z$19]*[.AV13]+[.$AA$19]*[.AW13]+[.$AB$19]*[.AX13]" office:value-type="float" office:value="1" calcext:value-type="float">
            <text:p>1</text:p>
          </table:table-cell>
          <table:table-cell table:formula="of:=[.$Z$17]*[.AW11]+[.$AA$17]*[.AX11]+[.$AB$17]*[.AY11]+[.$Z$18]*[.AW12]+[.$AA$18]*[.AX12]+[.$AB$18]*[.AY12]+[.$Z$19]*[.AW13]+[.$AA$19]*[.AX13]+[.$AB$19]*[.AY13]" office:value-type="float" office:value="1" calcext:value-type="float">
            <text:p>1</text:p>
          </table:table-cell>
          <table:table-cell table:formula="of:=[.$Z$17]*[.AX11]+[.$AA$17]*[.AY11]+[.$AB$17]*[.AZ11]+[.$Z$18]*[.AX12]+[.$AA$18]*[.AY12]+[.$AB$18]*[.AZ12]+[.$Z$19]*[.AX13]+[.$AA$19]*[.AY13]+[.$AB$19]*[.AZ13]" office:value-type="float" office:value="1" calcext:value-type="float">
            <text:p>1</text:p>
          </table:table-cell>
          <table:table-cell table:formula="of:=[.$Z$17]*[.AY11]+[.$AA$17]*[.AZ11]+[.$AB$17]*[.BA11]+[.$Z$18]*[.AY12]+[.$AA$18]*[.AZ12]+[.$AB$18]*[.BA12]+[.$Z$19]*[.AY13]+[.$AA$19]*[.AZ13]+[.$AB$19]*[.BA13]" office:value-type="float" office:value="1" calcext:value-type="float">
            <text:p>1</text:p>
          </table:table-cell>
          <table:table-cell/>
          <table:table-cell table:style-name="ce32"/>
          <table:table-cell table:number-columns-repeated="10"/>
        </table:table-row>
        <table:table-row table:style-name="ro5">
          <table:table-cell/>
          <table:table-cell table:style-name="ce17" table:formula="of:=[.$Z$17]*[.A12]+[.$AA$17]*[.B12]+[.$AB$17]*[.C12]+[.$Z$18]*[.A13]+[.$AA$18]*[.B13]+[.$AB$18]*[.C13]+[.$Z$19]*[.A14]+[.$AA$19]*[.B14]+[.$AB$19]*[.C14]" office:value-type="float" office:value="13" calcext:value-type="float">
            <text:p>13</text:p>
          </table:table-cell>
          <table:table-cell table:style-name="ce17" table:formula="of:=[.$Z$17]*[.B12]+[.$AA$17]*[.C12]+[.$AB$17]*[.D12]+[.$Z$18]*[.B13]+[.$AA$18]*[.C13]+[.$AB$18]*[.D13]+[.$Z$19]*[.B14]+[.$AA$19]*[.C14]+[.$AB$19]*[.D14]" office:value-type="float" office:value="2" calcext:value-type="float">
            <text:p>2</text:p>
          </table:table-cell>
          <table:table-cell table:style-name="ce17" table:formula="of:=[.$Z$17]*[.C12]+[.$AA$17]*[.D12]+[.$AB$17]*[.E12]+[.$Z$18]*[.C13]+[.$AA$18]*[.D13]+[.$AB$18]*[.E13]+[.$Z$19]*[.C14]+[.$AA$19]*[.D14]+[.$AB$19]*[.E14]" office:value-type="float" office:value="4" calcext:value-type="float">
            <text:p>4</text:p>
          </table:table-cell>
          <table:table-cell table:style-name="ce17" table:formula="of:=[.$Z$17]*[.D12]+[.$AA$17]*[.E12]+[.$AB$17]*[.F12]+[.$Z$18]*[.D13]+[.$AA$18]*[.E13]+[.$AB$18]*[.F13]+[.$Z$19]*[.D14]+[.$AA$19]*[.E14]+[.$AB$19]*[.F14]" office:value-type="float" office:value="12" calcext:value-type="float">
            <text:p>12</text:p>
          </table:table-cell>
          <table:table-cell table:style-name="ce17" table:formula="of:=[.$Z$17]*[.E12]+[.$AA$17]*[.F12]+[.$AB$17]*[.G12]+[.$Z$18]*[.E13]+[.$AA$18]*[.F13]+[.$AB$18]*[.G13]+[.$Z$19]*[.E14]+[.$AA$19]*[.F14]+[.$AB$19]*[.G14]" office:value-type="float" office:value="8" calcext:value-type="float">
            <text:p>8</text:p>
          </table:table-cell>
          <table:table-cell table:style-name="ce17" table:formula="of:=[.$Z$17]*[.F12]+[.$AA$17]*[.G12]+[.$AB$17]*[.H12]+[.$Z$18]*[.F13]+[.$AA$18]*[.G13]+[.$AB$18]*[.H13]+[.$Z$19]*[.F14]+[.$AA$19]*[.G14]+[.$AB$19]*[.H14]" office:value-type="float" office:value="6" calcext:value-type="float">
            <text:p>6</text:p>
          </table:table-cell>
          <table:table-cell table:style-name="ce17" table:formula="of:=[.$Z$17]*[.G12]+[.$AA$17]*[.H12]+[.$AB$17]*[.I12]+[.$Z$18]*[.G13]+[.$AA$18]*[.H13]+[.$AB$18]*[.I13]+[.$Z$19]*[.G14]+[.$AA$19]*[.H14]+[.$AB$19]*[.I14]" office:value-type="float" office:value="7" calcext:value-type="float">
            <text:p>7</text:p>
          </table:table-cell>
          <table:table-cell/>
          <table:table-cell table:style-name="ce8"/>
          <table:table-cell table:style-name="ce3"/>
          <table:table-cell table:style-name="ce17" table:formula="of:=[.$Z$17]*[.K12]+[.$AA$17]*[.L12]+[.$AB$17]*[.M12]+[.$Z$18]*[.K13]+[.$AA$18]*[.L13]+[.$AB$18]*[.M13]+[.$Z$19]*[.K14]+[.$AA$19]*[.L14]+[.$AB$19]*[.M14]" office:value-type="float" office:value="8" calcext:value-type="float">
            <text:p>8</text:p>
          </table:table-cell>
          <table:table-cell table:style-name="ce17" table:formula="of:=[.$Z$17]*[.L12]+[.$AA$17]*[.M12]+[.$AB$17]*[.N12]+[.$Z$18]*[.L13]+[.$AA$18]*[.M13]+[.$AB$18]*[.N13]+[.$Z$19]*[.L14]+[.$AA$19]*[.M14]+[.$AB$19]*[.N14]" office:value-type="float" office:value="8" calcext:value-type="float">
            <text:p>8</text:p>
          </table:table-cell>
          <table:table-cell table:style-name="ce17" table:formula="of:=[.$Z$17]*[.M12]+[.$AA$17]*[.N12]+[.$AB$17]*[.O12]+[.$Z$18]*[.M13]+[.$AA$18]*[.N13]+[.$AB$18]*[.O13]+[.$Z$19]*[.M14]+[.$AA$19]*[.N14]+[.$AB$19]*[.O14]" office:value-type="float" office:value="8" calcext:value-type="float">
            <text:p>8</text:p>
          </table:table-cell>
          <table:table-cell table:style-name="ce17" table:formula="of:=[.$Z$17]*[.N12]+[.$AA$17]*[.O12]+[.$AB$17]*[.P12]+[.$Z$18]*[.N13]+[.$AA$18]*[.O13]+[.$AB$18]*[.P13]+[.$Z$19]*[.N14]+[.$AA$19]*[.O14]+[.$AB$19]*[.P14]" office:value-type="float" office:value="8" calcext:value-type="float">
            <text:p>8</text:p>
          </table:table-cell>
          <table:table-cell table:style-name="ce17" table:formula="of:=[.$Z$17]*[.O12]+[.$AA$17]*[.P12]+[.$AB$17]*[.Q12]+[.$Z$18]*[.O13]+[.$AA$18]*[.P13]+[.$AB$18]*[.Q13]+[.$Z$19]*[.O14]+[.$AA$19]*[.P14]+[.$AB$19]*[.Q14]" office:value-type="float" office:value="8" calcext:value-type="float">
            <text:p>8</text:p>
          </table:table-cell>
          <table:table-cell table:style-name="ce17" table:formula="of:=[.$Z$17]*[.P12]+[.$AA$17]*[.Q12]+[.$AB$17]*[.R12]+[.$Z$18]*[.P13]+[.$AA$18]*[.Q13]+[.$AB$18]*[.R13]+[.$Z$19]*[.P14]+[.$AA$19]*[.Q14]+[.$AB$19]*[.R14]" office:value-type="float" office:value="8" calcext:value-type="float">
            <text:p>8</text:p>
          </table:table-cell>
          <table:table-cell table:style-name="ce17" table:formula="of:=[.$Z$17]*[.Q12]+[.$AA$17]*[.R12]+[.$AB$17]*[.S12]+[.$Z$18]*[.Q13]+[.$AA$18]*[.R13]+[.$AB$18]*[.S13]+[.$Z$19]*[.Q14]+[.$AA$19]*[.R14]+[.$AB$19]*[.S14]" office:value-type="float" office:value="8" calcext:value-type="float">
            <text:p>8</text:p>
          </table:table-cell>
          <table:table-cell table:style-name="ce17" table:formula="of:=[.$Z$17]*[.R12]+[.$AA$17]*[.S12]+[.$AB$17]*[.T12]+[.$Z$18]*[.R13]+[.$AA$18]*[.S13]+[.$AB$18]*[.T13]+[.$Z$19]*[.R14]+[.$AA$19]*[.S14]+[.$AB$19]*[.T14]" office:value-type="float" office:value="8" calcext:value-type="float">
            <text:p>8</text:p>
          </table:table-cell>
          <table:table-cell table:style-name="ce3"/>
          <table:table-cell table:style-name="ce8"/>
          <table:table-cell/>
          <table:table-cell table:formula="of:=[.$Z$17]*[.V12]+[.$AA$17]*[.W12]+[.$AB$17]*[.X12]+[.$Z$18]*[.V13]+[.$AA$18]*[.W13]+[.$AB$18]*[.X13]+[.$Z$19]*[.V14]+[.$AA$19]*[.W14]+[.$AB$19]*[.X14]" office:value-type="float" office:value="8" calcext:value-type="float">
            <text:p>8</text:p>
          </table:table-cell>
          <table:table-cell table:formula="of:=[.$Z$17]*[.W12]+[.$AA$17]*[.X12]+[.$AB$17]*[.Y12]+[.$Z$18]*[.W13]+[.$AA$18]*[.X13]+[.$AB$18]*[.Y13]+[.$Z$19]*[.W14]+[.$AA$19]*[.X14]+[.$AB$19]*[.Y14]" office:value-type="float" office:value="8" calcext:value-type="float">
            <text:p>8</text:p>
          </table:table-cell>
          <table:table-cell table:formula="of:=[.$Z$17]*[.X12]+[.$AA$17]*[.Y12]+[.$AB$17]*[.Z12]+[.$Z$18]*[.X13]+[.$AA$18]*[.Y13]+[.$AB$18]*[.Z13]+[.$Z$19]*[.X14]+[.$AA$19]*[.Y14]+[.$AB$19]*[.Z14]" office:value-type="float" office:value="8" calcext:value-type="float">
            <text:p>8</text:p>
          </table:table-cell>
          <table:table-cell table:formula="of:=[.$Z$17]*[.Y12]+[.$AA$17]*[.Z12]+[.$AB$17]*[.AA12]+[.$Z$18]*[.Y13]+[.$AA$18]*[.Z13]+[.$AB$18]*[.AA13]+[.$Z$19]*[.Y14]+[.$AA$19]*[.Z14]+[.$AB$19]*[.AA14]" office:value-type="float" office:value="8" calcext:value-type="float">
            <text:p>8</text:p>
          </table:table-cell>
          <table:table-cell table:formula="of:=[.$Z$17]*[.Z12]+[.$AA$17]*[.AA12]+[.$AB$17]*[.AB12]+[.$Z$18]*[.Z13]+[.$AA$18]*[.AA13]+[.$AB$18]*[.AB13]+[.$Z$19]*[.Z14]+[.$AA$19]*[.AA14]+[.$AB$19]*[.AB14]" office:value-type="float" office:value="8" calcext:value-type="float">
            <text:p>8</text:p>
          </table:table-cell>
          <table:table-cell table:formula="of:=[.$Z$17]*[.AA12]+[.$AA$17]*[.AB12]+[.$AB$17]*[.AC12]+[.$Z$18]*[.AA13]+[.$AA$18]*[.AB13]+[.$AB$18]*[.AC13]+[.$Z$19]*[.AA14]+[.$AA$19]*[.AB14]+[.$AB$19]*[.AC14]" office:value-type="float" office:value="8" calcext:value-type="float">
            <text:p>8</text:p>
          </table:table-cell>
          <table:table-cell table:formula="of:=[.$Z$17]*[.AB12]+[.$AA$17]*[.AC12]+[.$AB$17]*[.AD12]+[.$Z$18]*[.AB13]+[.$AA$18]*[.AC13]+[.$AB$18]*[.AD13]+[.$Z$19]*[.AB14]+[.$AA$19]*[.AC14]+[.$AB$19]*[.AD14]" office:value-type="float" office:value="8" calcext:value-type="float">
            <text:p>8</text:p>
          </table:table-cell>
          <table:table-cell table:formula="of:=[.$Z$17]*[.AC12]+[.$AA$17]*[.AD12]+[.$AB$17]*[.AE12]+[.$Z$18]*[.AC13]+[.$AA$18]*[.AD13]+[.$AB$18]*[.AE13]+[.$Z$19]*[.AC14]+[.$AA$19]*[.AD14]+[.$AB$19]*[.AE14]" office:value-type="float" office:value="8" calcext:value-type="float">
            <text:p>8</text:p>
          </table:table-cell>
          <table:table-cell/>
          <table:table-cell table:style-name="ce8"/>
          <table:table-cell/>
          <table:table-cell table:style-name="ce17" table:formula="of:=[.$Z$17]*[.AG12]+[.$AA$17]*[.AH12]+[.$AB$17]*[.AI12]+[.$Z$18]*[.AG13]+[.$AA$18]*[.AH13]+[.$AB$18]*[.AI13]+[.$Z$19]*[.AG14]+[.$AA$19]*[.AH14]+[.$AB$19]*[.AI14]" office:value-type="float" office:value="1" calcext:value-type="float">
            <text:p>1</text:p>
          </table:table-cell>
          <table:table-cell table:style-name="ce17" table:formula="of:=[.$Z$17]*[.AH12]+[.$AA$17]*[.AI12]+[.$AB$17]*[.AJ12]+[.$Z$18]*[.AH13]+[.$AA$18]*[.AI13]+[.$AB$18]*[.AJ13]+[.$Z$19]*[.AH14]+[.$AA$19]*[.AI14]+[.$AB$19]*[.AJ14]" office:value-type="float" office:value="1" calcext:value-type="float">
            <text:p>1</text:p>
          </table:table-cell>
          <table:table-cell table:style-name="ce17" table:formula="of:=[.$Z$17]*[.AI12]+[.$AA$17]*[.AJ12]+[.$AB$17]*[.AK12]+[.$Z$18]*[.AI13]+[.$AA$18]*[.AJ13]+[.$AB$18]*[.AK13]+[.$Z$19]*[.AI14]+[.$AA$19]*[.AJ14]+[.$AB$19]*[.AK14]" office:value-type="float" office:value="1" calcext:value-type="float">
            <text:p>1</text:p>
          </table:table-cell>
          <table:table-cell table:style-name="ce17" table:formula="of:=[.$Z$17]*[.AJ12]+[.$AA$17]*[.AK12]+[.$AB$17]*[.AL12]+[.$Z$18]*[.AJ13]+[.$AA$18]*[.AK13]+[.$AB$18]*[.AL13]+[.$Z$19]*[.AJ14]+[.$AA$19]*[.AK14]+[.$AB$19]*[.AL14]" office:value-type="float" office:value="3" calcext:value-type="float">
            <text:p>3</text:p>
          </table:table-cell>
          <table:table-cell table:style-name="ce17" table:formula="of:=[.$Z$17]*[.AK12]+[.$AA$17]*[.AL12]+[.$AB$17]*[.AM12]+[.$Z$18]*[.AK13]+[.$AA$18]*[.AL13]+[.$AB$18]*[.AM13]+[.$Z$19]*[.AK14]+[.$AA$19]*[.AL14]+[.$AB$19]*[.AM14]" office:value-type="float" office:value="5" calcext:value-type="float">
            <text:p>5</text:p>
          </table:table-cell>
          <table:table-cell table:formula="of:=[.$Z$17]*[.AL12]+[.$AA$17]*[.AM12]+[.$AB$17]*[.AN12]+[.$Z$18]*[.AL13]+[.$AA$18]*[.AM13]+[.$AB$18]*[.AN13]+[.$Z$19]*[.AL14]+[.$AA$19]*[.AM14]+[.$AB$19]*[.AN14]" office:value-type="float" office:value="7" calcext:value-type="float">
            <text:p>7</text:p>
          </table:table-cell>
          <table:table-cell table:formula="of:=[.$Z$17]*[.AM12]+[.$AA$17]*[.AN12]+[.$AB$17]*[.AO12]+[.$Z$18]*[.AM13]+[.$AA$18]*[.AN13]+[.$AB$18]*[.AO13]+[.$Z$19]*[.AM14]+[.$AA$19]*[.AN14]+[.$AB$19]*[.AO14]" office:value-type="float" office:value="8" calcext:value-type="float">
            <text:p>8</text:p>
          </table:table-cell>
          <table:table-cell table:formula="of:=[.$Z$17]*[.AN12]+[.$AA$17]*[.AO12]+[.$AB$17]*[.AP12]+[.$Z$18]*[.AN13]+[.$AA$18]*[.AO13]+[.$AB$18]*[.AP13]+[.$Z$19]*[.AN14]+[.$AA$19]*[.AO14]+[.$AB$19]*[.AP14]" office:value-type="float" office:value="8" calcext:value-type="float">
            <text:p>8</text:p>
          </table:table-cell>
          <table:table-cell/>
          <table:table-cell table:style-name="ce8"/>
          <table:table-cell/>
          <table:table-cell table:formula="of:=[.$Z$17]*[.AR12]+[.$AA$17]*[.AS12]+[.$AB$17]*[.AT12]+[.$Z$18]*[.AR13]+[.$AA$18]*[.AS13]+[.$AB$18]*[.AT13]+[.$Z$19]*[.AR14]+[.$AA$19]*[.AS14]+[.$AB$19]*[.AT14]" office:value-type="float" office:value="1" calcext:value-type="float">
            <text:p>1</text:p>
          </table:table-cell>
          <table:table-cell table:formula="of:=[.$Z$17]*[.AS12]+[.$AA$17]*[.AT12]+[.$AB$17]*[.AU12]+[.$Z$18]*[.AS13]+[.$AA$18]*[.AT13]+[.$AB$18]*[.AU13]+[.$Z$19]*[.AS14]+[.$AA$19]*[.AT14]+[.$AB$19]*[.AU14]" office:value-type="float" office:value="1" calcext:value-type="float">
            <text:p>1</text:p>
          </table:table-cell>
          <table:table-cell table:formula="of:=[.$Z$17]*[.AT12]+[.$AA$17]*[.AU12]+[.$AB$17]*[.AV12]+[.$Z$18]*[.AT13]+[.$AA$18]*[.AU13]+[.$AB$18]*[.AV13]+[.$Z$19]*[.AT14]+[.$AA$19]*[.AU14]+[.$AB$19]*[.AV14]" office:value-type="float" office:value="1" calcext:value-type="float">
            <text:p>1</text:p>
          </table:table-cell>
          <table:table-cell table:formula="of:=[.$Z$17]*[.AU12]+[.$AA$17]*[.AV12]+[.$AB$17]*[.AW12]+[.$Z$18]*[.AU13]+[.$AA$18]*[.AV13]+[.$AB$18]*[.AW13]+[.$Z$19]*[.AU14]+[.$AA$19]*[.AV14]+[.$AB$19]*[.AW14]" office:value-type="float" office:value="1" calcext:value-type="float">
            <text:p>1</text:p>
          </table:table-cell>
          <table:table-cell table:formula="of:=[.$Z$17]*[.AV12]+[.$AA$17]*[.AW12]+[.$AB$17]*[.AX12]+[.$Z$18]*[.AV13]+[.$AA$18]*[.AW13]+[.$AB$18]*[.AX13]+[.$Z$19]*[.AV14]+[.$AA$19]*[.AW14]+[.$AB$19]*[.AX14]" office:value-type="float" office:value="1" calcext:value-type="float">
            <text:p>1</text:p>
          </table:table-cell>
          <table:table-cell table:formula="of:=[.$Z$17]*[.AW12]+[.$AA$17]*[.AX12]+[.$AB$17]*[.AY12]+[.$Z$18]*[.AW13]+[.$AA$18]*[.AX13]+[.$AB$18]*[.AY13]+[.$Z$19]*[.AW14]+[.$AA$19]*[.AX14]+[.$AB$19]*[.AY14]" office:value-type="float" office:value="1" calcext:value-type="float">
            <text:p>1</text:p>
          </table:table-cell>
          <table:table-cell table:formula="of:=[.$Z$17]*[.AX12]+[.$AA$17]*[.AY12]+[.$AB$17]*[.AZ12]+[.$Z$18]*[.AX13]+[.$AA$18]*[.AY13]+[.$AB$18]*[.AZ13]+[.$Z$19]*[.AX14]+[.$AA$19]*[.AY14]+[.$AB$19]*[.AZ14]" office:value-type="float" office:value="1" calcext:value-type="float">
            <text:p>1</text:p>
          </table:table-cell>
          <table:table-cell table:formula="of:=[.$Z$17]*[.AY12]+[.$AA$17]*[.AZ12]+[.$AB$17]*[.BA12]+[.$Z$18]*[.AY13]+[.$AA$18]*[.AZ13]+[.$AB$18]*[.BA13]+[.$Z$19]*[.AY14]+[.$AA$19]*[.AZ14]+[.$AB$19]*[.BA14]" office:value-type="float" office:value="1" calcext:value-type="float">
            <text:p>1</text:p>
          </table:table-cell>
          <table:table-cell table:number-columns-repeated="12"/>
        </table:table-row>
        <table:table-row table:style-name="ro5">
          <table:table-cell/>
          <table:table-cell table:style-name="ce3" table:number-columns-repeated="7"/>
          <table:table-cell/>
          <table:table-cell table:style-name="ce8"/>
          <table:table-cell table:style-name="ce3" table:number-columns-repeated="10"/>
          <table:table-cell table:style-name="ce8"/>
          <table:table-cell/>
          <table:table-cell table:style-name="ce3" table:number-columns-repeated="8"/>
          <table:table-cell/>
          <table:table-cell table:style-name="ce8"/>
          <table:table-cell/>
          <table:table-cell table:style-name="ce3" table:number-columns-repeated="8"/>
          <table:table-cell/>
          <table:table-cell table:style-name="ce8"/>
          <table:table-cell/>
          <table:table-cell table:style-name="ce3" table:number-columns-repeated="8"/>
          <table:table-cell table:number-columns-repeated="12"/>
        </table:table-row>
        <calcext:conditional-formats>
          <calcext:conditional-format calcext:target-range-address="Tabelle1.A5:Tabelle1.BA8 Tabelle1.A10:Tabelle1.BA14 Tabelle1.A9:Tabelle1.U9 Tabelle1.AF9:Tabelle1.BA9">
            <calcext:color-scale>
              <calcext:color-scale-entry calcext:value="-20" calcext:type="number" calcext:color="#ff0000"/>
              <calcext:color-scale-entry calcext:value="0" calcext:type="number" calcext:color="#df8e16"/>
              <calcext:color-scale-entry calcext:value="20" calcext:type="number" calcext:color="#ffff00"/>
            </calcext:color-scale>
          </calcext:conditional-format>
          <calcext:conditional-format calcext:target-range-address="Tabelle1.B23:Tabelle1.H30 Tabelle1.L23:Tabelle1.S30 Tabelle1.W23:Tabelle1.AD30 Tabelle1.AH23:Tabelle1.AO30 Tabelle1.BB29:Tabelle1.BB29 Tabelle1.AS23:Tabelle1.AZ30">
            <calcext:color-scale>
              <calcext:color-scale-entry calcext:value="-20" calcext:type="number" calcext:color="#ff0000"/>
              <calcext:color-scale-entry calcext:value="0" calcext:type="number" calcext:color="#df8e16"/>
              <calcext:color-scale-entry calcext:value="20" calcext:type="number" calcext:color="#fef80f"/>
            </calcext:color-scale>
          </calcext:conditional-format>
          <calcext:conditional-format calcext:target-range-address="Tabelle1.V9:Tabelle1.AE9">
            <calcext:color-scale>
              <calcext:color-scale-entry calcext:value="0" calcext:type="number" calcext:color="#646464"/>
              <calcext:color-scale-entry calcext:value="10" calcext:type="number" calcext:color="#b4b4b4"/>
              <calcext:color-scale-entry calcext:value="20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.00.0000</text:date>, <text:time style:data-style-name="N2" text:time-value="17:05:24.65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homas Schaller</meta:initial-creator>
    <meta:creation-date>2019-11-15T12:28:32.003000000</meta:creation-date>
    <dc:date>2020-06-06T17:09:09.678000000</dc:date>
    <meta:editing-duration>PT3H3M33S</meta:editing-duration>
    <meta:editing-cycles>10</meta:editing-cycles>
    <meta:generator>LibreOffice/6.3.1.2$Windows_X86_64 LibreOffice_project/b79626edf0065ac373bd1df5c28bd630b4424273</meta:generator>
    <dc:creator>Thomas Schaller</dc:creator>
    <meta:document-statistic meta:table-count="1" meta:cell-count="818" meta:object-count="0"/>
  </office:meta>
</office:document-meta>
</file>